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2.242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.953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4.484cm"/>
    </style:style>
    <style:style style:name="co7" style:family="table-column">
      <style:table-column-properties fo:break-before="auto" style:column-width="3.568cm"/>
    </style:style>
    <style:style style:name="co8" style:family="table-column">
      <style:table-column-properties fo:break-before="auto" style:column-width="3.062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2.917cm"/>
    </style:style>
    <style:style style:name="co11" style:family="table-column">
      <style:table-column-properties fo:break-before="auto" style:column-width="3.544cm"/>
    </style:style>
    <style:style style:name="co12" style:family="table-column">
      <style:table-column-properties fo:break-before="auto" style:column-width="3.351cm"/>
    </style:style>
    <style:style style:name="co13" style:family="table-column">
      <style:table-column-properties fo:break-before="auto" style:column-width="2.773cm"/>
    </style:style>
    <style:style style:name="co14" style:family="table-column">
      <style:table-column-properties fo:break-before="auto" style:column-width="2.387cm"/>
    </style:style>
    <style:style style:name="co15" style:family="table-column">
      <style:table-column-properties fo:break-before="auto" style:column-width="2.2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1004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SignalType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enterFreq</text:p>
          </table:table-cell>
          <table:table-cell office:value-type="string" calcext:value-type="string">
            <text:p>SignalBW</text:p>
          </table:table-cell>
          <table:table-cell office:value-type="string" calcext:value-type="string">
            <text:p>DetectTime</text:p>
          </table:table-cell>
          <table:table-cell office:value-type="string" calcext:value-type="string">
            <text:p>SymbolRate</text:p>
          </table:table-cell>
          <table:table-cell office:value-type="string" calcext:value-type="string">
            <text:p>SignalAzimuth</text:p>
          </table:table-cell>
          <table:table-cell office:value-type="string" calcext:value-type="string">
            <text:p>SignalMD</text:p>
          </table:table-cell>
          <table:table-cell office:value-type="string" calcext:value-type="string">
            <text:p>SignalLevel</text:p>
          </table:table-cell>
          <table:table-cell office:value-type="string" calcext:value-type="string">
            <text:p>CaptureTime</text:p>
          </table:table-cell>
          <table:table-cell office:value-type="string" calcext:value-type="string">
            <text:p>PlaneLongitude</text:p>
          </table:table-cell>
          <table:table-cell office:value-type="string" calcext:value-type="string">
            <text:p>PlaneLatitude</text:p>
          </table:table-cell>
          <table:table-cell office:value-type="string" calcext:value-type="string">
            <text:p>PlaneHeight</text:p>
          </table:table-cell>
          <table:table-cell office:value-type="string" calcext:value-type="string">
            <text:p>PlanePitch</text:p>
          </table:table-cell>
          <table:table-cell office:value-type="string" calcext:value-type="string">
            <text:p>PlaneRol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RealNorth</text:p>
          </table:table-cell>
          <table:table-cell office:value-type="string" calcext:value-type="string">
            <text:p>AntennaNo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PlaneID</text:p>
          </table:table-cell>
          <table:table-cell table:number-columns-repeated="1003"/>
        </table:table-row>
        <table:table-row table:style-name="ro1">
          <table:table-cell office:value-type="float" office:value="421.9" calcext:value-type="float">
            <text:p>421.9</text:p>
          </table:table-cell>
          <table:table-cell table:number-columns-repeated="4"/>
          <table:table-cell table:style-name="ce2" office:value-type="date" office:date-value="2022-08-18T10:16:00" calcext:value-type="date">
            <text:p>2022-8-18 10:16</text:p>
          </table:table-cell>
          <table:table-cell/>
          <table:table-cell office:value-type="float" office:value="1952" calcext:value-type="float">
            <text:p>1952</text:p>
          </table:table-cell>
          <table:table-cell table:number-columns-repeated="3"/>
          <table:table-cell office:value-type="float" office:value="98.8136444091797" calcext:value-type="float">
            <text:p>98.8136444091797</text:p>
          </table:table-cell>
          <table:table-cell office:value-type="float" office:value="42.077808380127" calcext:value-type="float">
            <text:p>42.077808380127</text:p>
          </table:table-cell>
          <table:table-cell table:number-columns-repeated="1011"/>
        </table:table-row>
        <table:table-row table:style-name="ro1">
          <table:table-cell office:value-type="float" office:value="157.975" calcext:value-type="float">
            <text:p>157.975</text:p>
          </table:table-cell>
          <table:table-cell table:number-columns-repeated="4"/>
          <table:table-cell table:style-name="ce2" office:value-type="date" office:date-value="2022-08-18T10:06:00" calcext:value-type="date">
            <text:p>2022-8-18 10:06</text:p>
          </table:table-cell>
          <table:table-cell/>
          <table:table-cell office:value-type="float" office:value="3275" calcext:value-type="float">
            <text:p>3275</text:p>
          </table:table-cell>
          <table:table-cell table:number-columns-repeated="3"/>
          <table:table-cell office:value-type="float" office:value="98.4825134277344" calcext:value-type="float">
            <text:p>98.4825134277344</text:p>
          </table:table-cell>
          <table:table-cell office:value-type="float" office:value="42.0451927185059" calcext:value-type="float">
            <text:p>42.0451927185059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  <table:table-cell table:style-name="ce2" office:value-type="date" office:date-value="2022-08-18T10:06:00" calcext:value-type="date">
            <text:p>2022-8-18 10:06</text:p>
          </table:table-cell>
          <table:table-cell/>
          <table:table-cell office:value-type="float" office:value="2034" calcext:value-type="float">
            <text:p>2034</text:p>
          </table:table-cell>
          <table:table-cell table:number-columns-repeated="3"/>
          <table:table-cell office:value-type="float" office:value="98.4825134277344" calcext:value-type="float">
            <text:p>98.4825134277344</text:p>
          </table:table-cell>
          <table:table-cell office:value-type="float" office:value="42.0451927185059" calcext:value-type="float">
            <text:p>42.0451927185059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  <table:table-cell table:style-name="ce2" office:value-type="date" office:date-value="2022-08-18T10:06:00" calcext:value-type="date">
            <text:p>2022-8-18 10:06</text:p>
          </table:table-cell>
          <table:table-cell/>
          <table:table-cell office:value-type="float" office:value="2034" calcext:value-type="float">
            <text:p>2034</text:p>
          </table:table-cell>
          <table:table-cell table:number-columns-repeated="3"/>
          <table:table-cell office:value-type="float" office:value="98.4825134277344" calcext:value-type="float">
            <text:p>98.4825134277344</text:p>
          </table:table-cell>
          <table:table-cell office:value-type="float" office:value="42.0451927185059" calcext:value-type="float">
            <text:p>42.0451927185059</text:p>
          </table:table-cell>
          <table:table-cell table:number-columns-repeated="1011"/>
        </table:table-row>
        <table:table-row table:style-name="ro1">
          <table:table-cell office:value-type="float" office:value="257.375" calcext:value-type="float">
            <text:p>257.375</text:p>
          </table:table-cell>
          <table:table-cell table:number-columns-repeated="4"/>
          <table:table-cell table:style-name="ce2" office:value-type="date" office:date-value="2022-08-18T10:06:00" calcext:value-type="date">
            <text:p>2022-8-18 10:06</text:p>
          </table:table-cell>
          <table:table-cell/>
          <table:table-cell office:value-type="float" office:value="2411" calcext:value-type="float">
            <text:p>2411</text:p>
          </table:table-cell>
          <table:table-cell table:number-columns-repeated="3"/>
          <table:table-cell office:value-type="float" office:value="98.4825134277344" calcext:value-type="float">
            <text:p>98.4825134277344</text:p>
          </table:table-cell>
          <table:table-cell office:value-type="float" office:value="42.0451927185059" calcext:value-type="float">
            <text:p>42.0451927185059</text:p>
          </table:table-cell>
          <table:table-cell table:number-columns-repeated="1011"/>
        </table:table-row>
        <table:table-row table:style-name="ro1">
          <table:table-cell office:value-type="float" office:value="257.375" calcext:value-type="float">
            <text:p>257.375</text:p>
          </table:table-cell>
          <table:table-cell table:number-columns-repeated="4"/>
          <table:table-cell table:style-name="ce2" office:value-type="date" office:date-value="2022-08-18T10:06:00" calcext:value-type="date">
            <text:p>2022-8-18 10:06</text:p>
          </table:table-cell>
          <table:table-cell/>
          <table:table-cell office:value-type="float" office:value="2411" calcext:value-type="float">
            <text:p>2411</text:p>
          </table:table-cell>
          <table:table-cell table:number-columns-repeated="3"/>
          <table:table-cell office:value-type="float" office:value="98.4825134277344" calcext:value-type="float">
            <text:p>98.4825134277344</text:p>
          </table:table-cell>
          <table:table-cell office:value-type="float" office:value="42.0451927185059" calcext:value-type="float">
            <text:p>42.0451927185059</text:p>
          </table:table-cell>
          <table:table-cell table:number-columns-repeated="1011"/>
        </table:table-row>
        <table:table-row table:style-name="ro1">
          <table:table-cell office:value-type="float" office:value="157.85" calcext:value-type="float">
            <text:p>157.85</text:p>
          </table:table-cell>
          <table:table-cell table:number-columns-repeated="4"/>
          <table:table-cell table:style-name="ce2" office:value-type="date" office:date-value="2022-08-18T10:06:00" calcext:value-type="date">
            <text:p>2022-8-18 10:06</text:p>
          </table:table-cell>
          <table:table-cell/>
          <table:table-cell office:value-type="float" office:value="3280" calcext:value-type="float">
            <text:p>3280</text:p>
          </table:table-cell>
          <table:table-cell table:number-columns-repeated="3"/>
          <table:table-cell office:value-type="float" office:value="98.4804534912109" calcext:value-type="float">
            <text:p>98.4804534912109</text:p>
          </table:table-cell>
          <table:table-cell office:value-type="float" office:value="42.0457077026367" calcext:value-type="float">
            <text:p>42.0457077026367</text:p>
          </table:table-cell>
          <table:table-cell table:number-columns-repeated="1011"/>
        </table:table-row>
        <table:table-row table:style-name="ro1">
          <table:table-cell office:value-type="float" office:value="257.375" calcext:value-type="float">
            <text:p>257.375</text:p>
          </table:table-cell>
          <table:table-cell table:number-columns-repeated="4"/>
          <table:table-cell table:style-name="ce2" office:value-type="date" office:date-value="2022-08-18T10:06:00" calcext:value-type="date">
            <text:p>2022-8-18 10:06</text:p>
          </table:table-cell>
          <table:table-cell/>
          <table:table-cell office:value-type="float" office:value="2398" calcext:value-type="float">
            <text:p>2398</text:p>
          </table:table-cell>
          <table:table-cell table:number-columns-repeated="3"/>
          <table:table-cell office:value-type="float" office:value="98.4804534912109" calcext:value-type="float">
            <text:p>98.4804534912109</text:p>
          </table:table-cell>
          <table:table-cell office:value-type="float" office:value="42.0457077026367" calcext:value-type="float">
            <text:p>42.0457077026367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97.8449630737305" calcext:value-type="float">
            <text:p>97.8449630737305</text:p>
          </table:table-cell>
          <table:table-cell office:value-type="float" office:value="39.2625617980957" calcext:value-type="float">
            <text:p>39.2625617980957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3"/>
          <table:table-cell office:value-type="float" office:value="97.8437652597891" calcext:value-type="float">
            <text:p>97.8437652597891</text:p>
          </table:table-cell>
          <table:table-cell office:value-type="float" office:value="39.2627334594727" calcext:value-type="float">
            <text:p>39.2627334594727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3"/>
          <table:table-cell office:value-type="float" office:value="97.8437652597891" calcext:value-type="float">
            <text:p>97.8437652597891</text:p>
          </table:table-cell>
          <table:table-cell office:value-type="float" office:value="39.2627334594727" calcext:value-type="float">
            <text:p>39.2627334594727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97.8392944335938" calcext:value-type="float">
            <text:p>97.8392944335938</text:p>
          </table:table-cell>
          <table:table-cell office:value-type="float" office:value="39.2635917663574" calcext:value-type="float">
            <text:p>39.2635917663574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3"/>
          <table:table-cell office:value-type="float" office:value="97.8384399414063" calcext:value-type="float">
            <text:p>97.8384399414063</text:p>
          </table:table-cell>
          <table:table-cell office:value-type="float" office:value="39.2637634277344" calcext:value-type="float">
            <text:p>39.2637634277344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3"/>
          <table:table-cell office:value-type="float" office:value="97.8384399414063" calcext:value-type="float">
            <text:p>97.8384399414063</text:p>
          </table:table-cell>
          <table:table-cell office:value-type="float" office:value="39.2637634277344" calcext:value-type="float">
            <text:p>39.2637634277344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3"/>
          <table:table-cell office:value-type="float" office:value="97.8370666503906" calcext:value-type="float">
            <text:p>97.8370666503906</text:p>
          </table:table-cell>
          <table:table-cell office:value-type="float" office:value="39.2639350891113" calcext:value-type="float">
            <text:p>39.2639350891113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3"/>
          <table:table-cell office:value-type="float" office:value="97.8360366821289" calcext:value-type="float">
            <text:p>97.8360366821289</text:p>
          </table:table-cell>
          <table:table-cell office:value-type="float" office:value="39.2642784119652" calcext:value-type="float">
            <text:p>39.2642784119652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97.8355255126953" calcext:value-type="float">
            <text:p>97.8355255126953</text:p>
          </table:table-cell>
          <table:table-cell office:value-type="float" office:value="39.2642784119652" calcext:value-type="float">
            <text:p>39.2642784119652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3"/>
          <table:table-cell office:value-type="float" office:value="97.8355255126953" calcext:value-type="float">
            <text:p>97.8355255126953</text:p>
          </table:table-cell>
          <table:table-cell office:value-type="float" office:value="39.2642784119652" calcext:value-type="float">
            <text:p>39.2642784119652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3"/>
          <table:table-cell office:value-type="float" office:value="97.8355255126953" calcext:value-type="float">
            <text:p>97.8355255126953</text:p>
          </table:table-cell>
          <table:table-cell office:value-type="float" office:value="39.2642784119652" calcext:value-type="float">
            <text:p>39.2642784119652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3"/>
          <table:table-cell office:value-type="float" office:value="97.8336334228516" calcext:value-type="float">
            <text:p>97.8336334228516</text:p>
          </table:table-cell>
          <table:table-cell office:value-type="float" office:value="39.2646217346191" calcext:value-type="float">
            <text:p>39.2646217346191</text:p>
          </table:table-cell>
          <table:table-cell table:number-columns-repeated="1011"/>
        </table:table-row>
        <table:table-row table:style-name="ro1">
          <table:table-cell office:value-type="float" office:value="358.775" calcext:value-type="float">
            <text:p>358.775</text:p>
          </table:table-cell>
          <table:table-cell table:number-columns-repeated="4"/>
          <table:table-cell table:style-name="ce2" office:value-type="date" office:date-value="2023-05-18T09:45:00" calcext:value-type="date">
            <text:p>2023-5-18 9:45</text:p>
          </table:table-cell>
          <table:table-cell/>
          <table:table-cell office:value-type="float" office:value="3404" calcext:value-type="float">
            <text:p>3404</text:p>
          </table:table-cell>
          <table:table-cell table:number-columns-repeated="3"/>
          <table:table-cell office:value-type="float" office:value="97.9899383544922" calcext:value-type="float">
            <text:p>97.9899383544922</text:p>
          </table:table-cell>
          <table:table-cell office:value-type="float" office:value="38.9855003356934" calcext:value-type="float">
            <text:p>38.9855003356934</text:p>
          </table:table-cell>
          <table:table-cell table:number-columns-repeated="1011"/>
        </table:table-row>
        <table:table-row table:style-name="ro1">
          <table:table-cell office:value-type="float" office:value="275.5" calcext:value-type="float">
            <text:p>275.5</text:p>
          </table:table-cell>
          <table:table-cell table:number-columns-repeated="4"/>
          <table:table-cell table:style-name="ce2" office:value-type="date" office:date-value="2023-05-18T09:45:00" calcext:value-type="date">
            <text:p>2023-5-18 9:45</text:p>
          </table:table-cell>
          <table:table-cell/>
          <table:table-cell office:value-type="float" office:value="3392" calcext:value-type="float">
            <text:p>3392</text:p>
          </table:table-cell>
          <table:table-cell table:number-columns-repeated="3"/>
          <table:table-cell office:value-type="float" office:value="97.8932037353516" calcext:value-type="float">
            <text:p>97.8932037353516</text:p>
          </table:table-cell>
          <table:table-cell office:value-type="float" office:value="38.9844703674316" calcext:value-type="float">
            <text:p>38.9844703674316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45:00" calcext:value-type="date">
            <text:p>2023-5-18 9:45</text:p>
          </table:table-cell>
          <table:table-cell/>
          <table:table-cell office:value-type="float" office:value="3403" calcext:value-type="float">
            <text:p>3403</text:p>
          </table:table-cell>
          <table:table-cell table:number-columns-repeated="3"/>
          <table:table-cell office:value-type="float" office:value="97.8932037353516" calcext:value-type="float">
            <text:p>97.8932037353516</text:p>
          </table:table-cell>
          <table:table-cell office:value-type="float" office:value="38.9844703674316" calcext:value-type="float">
            <text:p>38.9844703674316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45:00" calcext:value-type="date">
            <text:p>2023-5-18 9:45</text:p>
          </table:table-cell>
          <table:table-cell/>
          <table:table-cell office:value-type="float" office:value="3403" calcext:value-type="float">
            <text:p>3403</text:p>
          </table:table-cell>
          <table:table-cell table:number-columns-repeated="3"/>
          <table:table-cell office:value-type="float" office:value="97.8932037353516" calcext:value-type="float">
            <text:p>97.8932037353516</text:p>
          </table:table-cell>
          <table:table-cell office:value-type="float" office:value="38.9844703674316" calcext:value-type="float">
            <text:p>38.9844703674316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9:00" calcext:value-type="date">
            <text:p>2023-5-18 13:19</text:p>
          </table:table-cell>
          <table:table-cell/>
          <table:table-cell office:value-type="float" office:value="3276" calcext:value-type="float">
            <text:p>3276</text:p>
          </table:table-cell>
          <table:table-cell table:number-columns-repeated="3"/>
          <table:table-cell office:value-type="float" office:value="98.2415008544922" calcext:value-type="float">
            <text:p>98.2415008544922</text:p>
          </table:table-cell>
          <table:table-cell office:value-type="float" office:value="39.1157913208008" calcext:value-type="float">
            <text:p>39.1157913208008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5:00" calcext:value-type="date">
            <text:p>2023-5-18 12:55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3"/>
          <table:table-cell office:value-type="float" office:value="97.82470703125" calcext:value-type="float">
            <text:p>97.82470703125</text:p>
          </table:table-cell>
          <table:table-cell office:value-type="float" office:value="39.2663383483997" calcext:value-type="float">
            <text:p>39.2663383483997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97.8243637084961" calcext:value-type="float">
            <text:p>97.8243637084961</text:p>
          </table:table-cell>
          <table:table-cell office:value-type="float" office:value="39.2665100097656" calcext:value-type="float">
            <text:p>39.2665100097656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3"/>
          <table:table-cell office:value-type="float" office:value="97.8192139671975" calcext:value-type="float">
            <text:p>97.8192139671975</text:p>
          </table:table-cell>
          <table:table-cell office:value-type="float" office:value="39.2673683166504" calcext:value-type="float">
            <text:p>39.2673683166504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3"/>
          <table:table-cell office:value-type="float" office:value="97.8192139671975" calcext:value-type="float">
            <text:p>97.8192139671975</text:p>
          </table:table-cell>
          <table:table-cell office:value-type="float" office:value="39.2673683166504" calcext:value-type="float">
            <text:p>39.2673683166504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97.8176727294922" calcext:value-type="float">
            <text:p>97.8176727294922</text:p>
          </table:table-cell>
          <table:table-cell office:value-type="float" office:value="39.2677116394043" calcext:value-type="float">
            <text:p>39.2677116394043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97.8157806396484" calcext:value-type="float">
            <text:p>97.8157806396484</text:p>
          </table:table-cell>
          <table:table-cell office:value-type="float" office:value="39.2680549621582" calcext:value-type="float">
            <text:p>39.2680549621582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3"/>
          <table:table-cell office:value-type="float" office:value="97.8157806396484" calcext:value-type="float">
            <text:p>97.8157806396484</text:p>
          </table:table-cell>
          <table:table-cell office:value-type="float" office:value="39.2680549621582" calcext:value-type="float">
            <text:p>39.2680549621582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3"/>
          <table:table-cell office:value-type="float" office:value="97.8157806396484" calcext:value-type="float">
            <text:p>97.8157806396484</text:p>
          </table:table-cell>
          <table:table-cell office:value-type="float" office:value="39.2680549621582" calcext:value-type="float">
            <text:p>39.2680549621582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3"/>
          <table:table-cell office:value-type="float" office:value="97.8152618408203" calcext:value-type="float">
            <text:p>97.8152618408203</text:p>
          </table:table-cell>
          <table:table-cell office:value-type="float" office:value="39.2682266235352" calcext:value-type="float">
            <text:p>39.2682266235352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3"/>
          <table:table-cell office:value-type="float" office:value="97.8147506713967" calcext:value-type="float">
            <text:p>97.8147506713967</text:p>
          </table:table-cell>
          <table:table-cell office:value-type="float" office:value="39.2682266235352" calcext:value-type="float">
            <text:p>39.2682266235352</text:p>
          </table:table-cell>
          <table:table-cell table:number-columns-repeated="1011"/>
        </table:table-row>
        <table:table-row table:style-name="ro1">
          <table:table-cell office:value-type="float" office:value="378.075" calcext:value-type="float">
            <text:p>378.075</text:p>
          </table:table-cell>
          <table:table-cell table:number-columns-repeated="4"/>
          <table:table-cell table:style-name="ce2" office:value-type="date" office:date-value="2023-05-18T12:56:00" calcext:value-type="date">
            <text:p>2023-5-18 12:56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3"/>
          <table:table-cell office:value-type="float" office:value="97.8147506713967" calcext:value-type="float">
            <text:p>97.8147506713967</text:p>
          </table:table-cell>
          <table:table-cell office:value-type="float" office:value="39.2682266235352" calcext:value-type="float">
            <text:p>39.2682266235352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3"/>
          <table:table-cell office:value-type="float" office:value="96.9440841674805" calcext:value-type="float">
            <text:p>96.9440841674805</text:p>
          </table:table-cell>
          <table:table-cell office:value-type="float" office:value="39.3626403808594" calcext:value-type="float">
            <text:p>39.3626403808594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3"/>
          <table:table-cell office:value-type="float" office:value="96.9468307495117" calcext:value-type="float">
            <text:p>96.9468307495117</text:p>
          </table:table-cell>
          <table:table-cell office:value-type="float" office:value="39.360409782959" calcext:value-type="float">
            <text:p>39.360409782959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6.9468307495117" calcext:value-type="float">
            <text:p>96.9468307495117</text:p>
          </table:table-cell>
          <table:table-cell office:value-type="float" office:value="39.360409782959" calcext:value-type="float">
            <text:p>39.360409782959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3"/>
          <table:table-cell office:value-type="float" office:value="96.9468307495117" calcext:value-type="float">
            <text:p>96.9468307495117</text:p>
          </table:table-cell>
          <table:table-cell office:value-type="float" office:value="39.360409782959" calcext:value-type="float">
            <text:p>39.360409782959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3"/>
          <table:table-cell office:value-type="float" office:value="96.9476929710938" calcext:value-type="float">
            <text:p>96.9476929710938</text:p>
          </table:table-cell>
          <table:table-cell office:value-type="float" office:value="39.3598937998281" calcext:value-type="float">
            <text:p>39.3598937998281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3411" calcext:value-type="float">
            <text:p>3411</text:p>
          </table:table-cell>
          <table:table-cell table:number-columns-repeated="3"/>
          <table:table-cell office:value-type="float" office:value="96.9497528076172" calcext:value-type="float">
            <text:p>96.9497528076172</text:p>
          </table:table-cell>
          <table:table-cell office:value-type="float" office:value="39.3583498464355" calcext:value-type="float">
            <text:p>39.3583498464355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3"/>
          <table:table-cell office:value-type="float" office:value="96.9512939453125" calcext:value-type="float">
            <text:p>96.9512939453125</text:p>
          </table:table-cell>
          <table:table-cell office:value-type="float" office:value="39.3573199781738" calcext:value-type="float">
            <text:p>39.3573199781738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3"/>
          <table:table-cell office:value-type="float" office:value="96.9540405273438" calcext:value-type="float">
            <text:p>96.9540405273438</text:p>
          </table:table-cell>
          <table:table-cell office:value-type="float" office:value="39.3554306030273" calcext:value-type="float">
            <text:p>39.3554306030273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3"/>
          <table:table-cell office:value-type="float" office:value="96.9561004639672" calcext:value-type="float">
            <text:p>96.9561004639672</text:p>
          </table:table-cell>
          <table:table-cell office:value-type="float" office:value="39.3540573120117" calcext:value-type="float">
            <text:p>39.3540573120117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3599" calcext:value-type="float">
            <text:p>3599</text:p>
          </table:table-cell>
          <table:table-cell table:number-columns-repeated="3"/>
          <table:table-cell office:value-type="float" office:value="96.9598470458984" calcext:value-type="float">
            <text:p>96.9598470458984</text:p>
          </table:table-cell>
          <table:table-cell office:value-type="float" office:value="39.3523406982422" calcext:value-type="float">
            <text:p>39.352340698242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3421" calcext:value-type="float">
            <text:p>3421</text:p>
          </table:table-cell>
          <table:table-cell table:number-columns-repeated="3"/>
          <table:table-cell office:value-type="float" office:value="96.9591903696523" calcext:value-type="float">
            <text:p>96.9591903696523</text:p>
          </table:table-cell>
          <table:table-cell office:value-type="float" office:value="39.3519973754983" calcext:value-type="float">
            <text:p>39.3519973754983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96.9602203369141" calcext:value-type="float">
            <text:p>96.9602203369141</text:p>
          </table:table-cell>
          <table:table-cell office:value-type="float" office:value="39.3513107299805" calcext:value-type="float">
            <text:p>39.351310729980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7:00" calcext:value-type="date">
            <text:p>2023-5-18 13:07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96.9602203369141" calcext:value-type="float">
            <text:p>96.9602203369141</text:p>
          </table:table-cell>
          <table:table-cell office:value-type="float" office:value="39.3513107299805" calcext:value-type="float">
            <text:p>39.3513107299805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3"/>
          <table:table-cell office:value-type="float" office:value="96.9607391357422" calcext:value-type="float">
            <text:p>96.9607391357422</text:p>
          </table:table-cell>
          <table:table-cell office:value-type="float" office:value="39.3509674072266" calcext:value-type="float">
            <text:p>39.3509674072266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3"/>
          <table:table-cell office:value-type="float" office:value="96.9636535644531" calcext:value-type="float">
            <text:p>96.9636535644531</text:p>
          </table:table-cell>
          <table:table-cell office:value-type="float" office:value="39.3490791320801" calcext:value-type="float">
            <text:p>39.349079132080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96.9670967919922" calcext:value-type="float">
            <text:p>96.9670967919922</text:p>
          </table:table-cell>
          <table:table-cell office:value-type="float" office:value="39.3468475341797" calcext:value-type="float">
            <text:p>39.346847534179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96.9670967919922" calcext:value-type="float">
            <text:p>96.9670967919922</text:p>
          </table:table-cell>
          <table:table-cell office:value-type="float" office:value="39.3468475341797" calcext:value-type="float">
            <text:p>39.3468475341797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3"/>
          <table:table-cell office:value-type="float" office:value="96.9674301147461" calcext:value-type="float">
            <text:p>96.9674301147461</text:p>
          </table:table-cell>
          <table:table-cell office:value-type="float" office:value="39.3466759728027" calcext:value-type="float">
            <text:p>39.346675972802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36" calcext:value-type="float">
            <text:p>3436</text:p>
          </table:table-cell>
          <table:table-cell table:number-columns-repeated="3"/>
          <table:table-cell office:value-type="float" office:value="96.9689798818359" calcext:value-type="float">
            <text:p>96.9689798818359</text:p>
          </table:table-cell>
          <table:table-cell office:value-type="float" office:value="39.345817565918" calcext:value-type="float">
            <text:p>39.345817565918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3"/>
          <table:table-cell office:value-type="float" office:value="96.9730997549828" calcext:value-type="float">
            <text:p>96.9730997549828</text:p>
          </table:table-cell>
          <table:table-cell office:value-type="float" office:value="39.3432426452637" calcext:value-type="float">
            <text:p>39.343242645263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3"/>
          <table:table-cell office:value-type="float" office:value="96.9770431518555" calcext:value-type="float">
            <text:p>96.9770431518555</text:p>
          </table:table-cell>
          <table:table-cell office:value-type="float" office:value="39.3408393859963" calcext:value-type="float">
            <text:p>39.3408393859963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3"/>
          <table:table-cell office:value-type="float" office:value="96.9770431518555" calcext:value-type="float">
            <text:p>96.9770431518555</text:p>
          </table:table-cell>
          <table:table-cell office:value-type="float" office:value="39.3408393859963" calcext:value-type="float">
            <text:p>39.340839385996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3"/>
          <table:table-cell office:value-type="float" office:value="96.9773964746094" calcext:value-type="float">
            <text:p>96.9773964746094</text:p>
          </table:table-cell>
          <table:table-cell office:value-type="float" office:value="39.3406677246094" calcext:value-type="float">
            <text:p>39.3406677246094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3"/>
          <table:table-cell office:value-type="float" office:value="96.9792785644531" calcext:value-type="float">
            <text:p>96.9792785644531</text:p>
          </table:table-cell>
          <table:table-cell office:value-type="float" office:value="39.3394660949707" calcext:value-type="float">
            <text:p>39.339466094970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38" calcext:value-type="float">
            <text:p>3438</text:p>
          </table:table-cell>
          <table:table-cell table:number-columns-repeated="3"/>
          <table:table-cell office:value-type="float" office:value="96.9820251464844" calcext:value-type="float">
            <text:p>96.9820251464844</text:p>
          </table:table-cell>
          <table:table-cell office:value-type="float" office:value="39.3379211425781" calcext:value-type="float">
            <text:p>39.3379211425781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3"/>
          <table:table-cell office:value-type="float" office:value="96.9849395751953" calcext:value-type="float">
            <text:p>96.9849395751953</text:p>
          </table:table-cell>
          <table:table-cell office:value-type="float" office:value="39.3360329674316" calcext:value-type="float">
            <text:p>39.3360329674316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3"/>
          <table:table-cell office:value-type="float" office:value="96.9852828979492" calcext:value-type="float">
            <text:p>96.9852828979492</text:p>
          </table:table-cell>
          <table:table-cell office:value-type="float" office:value="39.3359612060547" calcext:value-type="float">
            <text:p>39.335961206054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3"/>
          <table:table-cell office:value-type="float" office:value="96.9964807128906" calcext:value-type="float">
            <text:p>96.9964807128906</text:p>
          </table:table-cell>
          <table:table-cell office:value-type="float" office:value="39.3351745605469" calcext:value-type="float">
            <text:p>39.3351745605469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3"/>
          <table:table-cell office:value-type="float" office:value="96.9985406494141" calcext:value-type="float">
            <text:p>96.9985406494141</text:p>
          </table:table-cell>
          <table:table-cell office:value-type="float" office:value="39.3339729309082" calcext:value-type="float">
            <text:p>39.333972930908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35" calcext:value-type="float">
            <text:p>3435</text:p>
          </table:table-cell>
          <table:table-cell table:number-columns-repeated="3"/>
          <table:table-cell office:value-type="float" office:value="96.9921493530273" calcext:value-type="float">
            <text:p>96.9921493530273</text:p>
          </table:table-cell>
          <table:table-cell office:value-type="float" office:value="39.3319129943848" calcext:value-type="float">
            <text:p>39.3319129943848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3"/>
          <table:table-cell office:value-type="float" office:value="96.9931793212891" calcext:value-type="float">
            <text:p>96.9931793212891</text:p>
          </table:table-cell>
          <table:table-cell office:value-type="float" office:value="39.331226349977" calcext:value-type="float">
            <text:p>39.33122634997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96.994384765625" calcext:value-type="float">
            <text:p>96.994384765625</text:p>
          </table:table-cell>
          <table:table-cell office:value-type="float" office:value="39.3305397033691" calcext:value-type="float">
            <text:p>39.330539703369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96.994384765625" calcext:value-type="float">
            <text:p>96.994384765625</text:p>
          </table:table-cell>
          <table:table-cell office:value-type="float" office:value="39.3305397033691" calcext:value-type="float">
            <text:p>39.3305397033691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35" calcext:value-type="float">
            <text:p>3435</text:p>
          </table:table-cell>
          <table:table-cell table:number-columns-repeated="3"/>
          <table:table-cell office:value-type="float" office:value="96.9952392578125" calcext:value-type="float">
            <text:p>96.9952392578125</text:p>
          </table:table-cell>
          <table:table-cell office:value-type="float" office:value="39.3300247192383" calcext:value-type="float">
            <text:p>39.3300247192383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3"/>
          <table:table-cell office:value-type="float" office:value="96.9991912841797" calcext:value-type="float">
            <text:p>96.9991912841797</text:p>
          </table:table-cell>
          <table:table-cell office:value-type="float" office:value="39.3277931213379" calcext:value-type="float">
            <text:p>39.3277931213379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33" calcext:value-type="float">
            <text:p>3433</text:p>
          </table:table-cell>
          <table:table-cell table:number-columns-repeated="3"/>
          <table:table-cell office:value-type="float" office:value="97.0027923583984" calcext:value-type="float">
            <text:p>97.0027923583984</text:p>
          </table:table-cell>
          <table:table-cell office:value-type="float" office:value="39.3257331848145" calcext:value-type="float">
            <text:p>39.3257331848145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3"/>
          <table:table-cell office:value-type="float" office:value="97.0048522949219" calcext:value-type="float">
            <text:p>97.0048522949219</text:p>
          </table:table-cell>
          <table:table-cell office:value-type="float" office:value="39.3243598937998" calcext:value-type="float">
            <text:p>39.3243598937998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575" calcext:value-type="float">
            <text:p>3575</text:p>
          </table:table-cell>
          <table:table-cell table:number-columns-repeated="3"/>
          <table:table-cell office:value-type="float" office:value="97.0059822631836" calcext:value-type="float">
            <text:p>97.0059822631836</text:p>
          </table:table-cell>
          <table:table-cell office:value-type="float" office:value="39.323844909668" calcext:value-type="float">
            <text:p>39.323844909668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23" calcext:value-type="float">
            <text:p>3423</text:p>
          </table:table-cell>
          <table:table-cell table:number-columns-repeated="3"/>
          <table:table-cell office:value-type="float" office:value="97.0096298452148" calcext:value-type="float">
            <text:p>97.0096298452148</text:p>
          </table:table-cell>
          <table:table-cell office:value-type="float" office:value="39.3222999572754" calcext:value-type="float">
            <text:p>39.3222999572754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3"/>
          <table:table-cell office:value-type="float" office:value="97.0098043212891" calcext:value-type="float">
            <text:p>97.0098043212891</text:p>
          </table:table-cell>
          <table:table-cell office:value-type="float" office:value="39.3222999572754" calcext:value-type="float">
            <text:p>39.3222999572754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3"/>
          <table:table-cell office:value-type="float" office:value="97.0094909667969" calcext:value-type="float">
            <text:p>97.0094909667969</text:p>
          </table:table-cell>
          <table:table-cell office:value-type="float" office:value="39.3217849731445" calcext:value-type="float">
            <text:p>39.3217849731445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97.0376434326172" calcext:value-type="float">
            <text:p>97.0376434326172</text:p>
          </table:table-cell>
          <table:table-cell office:value-type="float" office:value="39.3101119995117" calcext:value-type="float">
            <text:p>39.3101119995117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97.0479431152344" calcext:value-type="float">
            <text:p>97.0479431152344</text:p>
          </table:table-cell>
          <table:table-cell office:value-type="float" office:value="39.3071937561035" calcext:value-type="float">
            <text:p>39.307193756103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8:00" calcext:value-type="date">
            <text:p>2023-5-18 13:08</text:p>
          </table:table-cell>
          <table:table-cell/>
          <table:table-cell office:value-type="float" office:value="3402" calcext:value-type="float">
            <text:p>3402</text:p>
          </table:table-cell>
          <table:table-cell table:number-columns-repeated="3"/>
          <table:table-cell office:value-type="float" office:value="97.0475921630859" calcext:value-type="float">
            <text:p>97.0475921630859</text:p>
          </table:table-cell>
          <table:table-cell office:value-type="float" office:value="39.3073654174805" calcext:value-type="float">
            <text:p>39.307365417480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2" calcext:value-type="float">
            <text:p>3402</text:p>
          </table:table-cell>
          <table:table-cell table:number-columns-repeated="3"/>
          <table:table-cell office:value-type="float" office:value="97.0565185546975" calcext:value-type="float">
            <text:p>97.0565185546975</text:p>
          </table:table-cell>
          <table:table-cell office:value-type="float" office:value="39.3051338195801" calcext:value-type="float">
            <text:p>39.305133819580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3"/>
          <table:table-cell office:value-type="float" office:value="97.0570373535156" calcext:value-type="float">
            <text:p>97.0570373535156</text:p>
          </table:table-cell>
          <table:table-cell office:value-type="float" office:value="39.3049621582031" calcext:value-type="float">
            <text:p>39.304962158203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3"/>
          <table:table-cell office:value-type="float" office:value="97.0570373535156" calcext:value-type="float">
            <text:p>97.0570373535156</text:p>
          </table:table-cell>
          <table:table-cell office:value-type="float" office:value="39.3049621582031" calcext:value-type="float">
            <text:p>39.3049621582031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21" calcext:value-type="float">
            <text:p>3421</text:p>
          </table:table-cell>
          <table:table-cell table:number-columns-repeated="3"/>
          <table:table-cell office:value-type="float" office:value="97.0580673217773" calcext:value-type="float">
            <text:p>97.0580673217773</text:p>
          </table:table-cell>
          <table:table-cell office:value-type="float" office:value="39.3047904968262" calcext:value-type="float">
            <text:p>39.3047904968262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3"/>
          <table:table-cell office:value-type="float" office:value="97.0623626708984" calcext:value-type="float">
            <text:p>97.0623626708984</text:p>
          </table:table-cell>
          <table:table-cell office:value-type="float" office:value="39.3037605285645" calcext:value-type="float">
            <text:p>39.303760528564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3"/>
          <table:table-cell office:value-type="float" office:value="97.0623626708984" calcext:value-type="float">
            <text:p>97.0623626708984</text:p>
          </table:table-cell>
          <table:table-cell office:value-type="float" office:value="39.3037605285645" calcext:value-type="float">
            <text:p>39.3037605285645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71" calcext:value-type="float">
            <text:p>1071</text:p>
          </table:table-cell>
          <table:table-cell table:number-columns-repeated="3"/>
          <table:table-cell office:value-type="float" office:value="97.0676803598967" calcext:value-type="float">
            <text:p>97.0676803598967</text:p>
          </table:table-cell>
          <table:table-cell office:value-type="float" office:value="39.3025598989258" calcext:value-type="float">
            <text:p>39.3025598989258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67" calcext:value-type="float">
            <text:p>1067</text:p>
          </table:table-cell>
          <table:table-cell table:number-columns-repeated="3"/>
          <table:table-cell office:value-type="float" office:value="97.0733489990234" calcext:value-type="float">
            <text:p>97.0733489990234</text:p>
          </table:table-cell>
          <table:table-cell office:value-type="float" office:value="39.3013572692971" calcext:value-type="float">
            <text:p>39.3013572692971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5" calcext:value-type="float">
            <text:p>3405</text:p>
          </table:table-cell>
          <table:table-cell table:number-columns-repeated="3"/>
          <table:table-cell office:value-type="float" office:value="97.0762634277344" calcext:value-type="float">
            <text:p>97.0762634277344</text:p>
          </table:table-cell>
          <table:table-cell office:value-type="float" office:value="39.3006706237793" calcext:value-type="float">
            <text:p>39.300670623779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30" calcext:value-type="float">
            <text:p>3430</text:p>
          </table:table-cell>
          <table:table-cell table:number-columns-repeated="3"/>
          <table:table-cell office:value-type="float" office:value="97.0772933959961" calcext:value-type="float">
            <text:p>97.0772933959961</text:p>
          </table:table-cell>
          <table:table-cell office:value-type="float" office:value="39.3004989624023" calcext:value-type="float">
            <text:p>39.3004989624023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62" calcext:value-type="float">
            <text:p>1062</text:p>
          </table:table-cell>
          <table:table-cell table:number-columns-repeated="3"/>
          <table:table-cell office:value-type="float" office:value="97.0772933959961" calcext:value-type="float">
            <text:p>97.0772933959961</text:p>
          </table:table-cell>
          <table:table-cell office:value-type="float" office:value="39.3004989624023" calcext:value-type="float">
            <text:p>39.300498962402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5" calcext:value-type="float">
            <text:p>3405</text:p>
          </table:table-cell>
          <table:table-cell table:number-columns-repeated="3"/>
          <table:table-cell office:value-type="float" office:value="97.0829620361328" calcext:value-type="float">
            <text:p>97.0829620361328</text:p>
          </table:table-cell>
          <table:table-cell office:value-type="float" office:value="39.2992973327637" calcext:value-type="float">
            <text:p>39.299297332763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4" calcext:value-type="float">
            <text:p>3404</text:p>
          </table:table-cell>
          <table:table-cell table:number-columns-repeated="3"/>
          <table:table-cell office:value-type="float" office:value="97.0832977294922" calcext:value-type="float">
            <text:p>97.0832977294922</text:p>
          </table:table-cell>
          <table:table-cell office:value-type="float" office:value="39.2992973327637" calcext:value-type="float">
            <text:p>39.2992973327637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60" calcext:value-type="float">
            <text:p>1060</text:p>
          </table:table-cell>
          <table:table-cell table:number-columns-repeated="3"/>
          <table:table-cell office:value-type="float" office:value="97.0846710205078" calcext:value-type="float">
            <text:p>97.0846710205078</text:p>
          </table:table-cell>
          <table:table-cell office:value-type="float" office:value="39.2989540100098" calcext:value-type="float">
            <text:p>39.298954010009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97.0891418457031" calcext:value-type="float">
            <text:p>97.0891418457031</text:p>
          </table:table-cell>
          <table:table-cell office:value-type="float" office:value="39.298095703125" calcext:value-type="float">
            <text:p>39.29809570312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97.0891418457031" calcext:value-type="float">
            <text:p>97.0891418457031</text:p>
          </table:table-cell>
          <table:table-cell office:value-type="float" office:value="39.298095703125" calcext:value-type="float">
            <text:p>39.29809570312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4" calcext:value-type="float">
            <text:p>3404</text:p>
          </table:table-cell>
          <table:table-cell table:number-columns-repeated="3"/>
          <table:table-cell office:value-type="float" office:value="97.0906829833984" calcext:value-type="float">
            <text:p>97.0906829833984</text:p>
          </table:table-cell>
          <table:table-cell office:value-type="float" office:value="39.297924041748" calcext:value-type="float">
            <text:p>39.297924041748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55" calcext:value-type="float">
            <text:p>1055</text:p>
          </table:table-cell>
          <table:table-cell table:number-columns-repeated="3"/>
          <table:table-cell office:value-type="float" office:value="97.0929107666016" calcext:value-type="float">
            <text:p>97.0929107666016</text:p>
          </table:table-cell>
          <table:table-cell office:value-type="float" office:value="39.2974090576172" calcext:value-type="float">
            <text:p>39.297409057617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6" calcext:value-type="float">
            <text:p>3406</text:p>
          </table:table-cell>
          <table:table-cell table:number-columns-repeated="3"/>
          <table:table-cell office:value-type="float" office:value="97.0941162109375" calcext:value-type="float">
            <text:p>97.0941162109375</text:p>
          </table:table-cell>
          <table:table-cell office:value-type="float" office:value="39.2972373962402" calcext:value-type="float">
            <text:p>39.2972373962402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97.1009826660156" calcext:value-type="float">
            <text:p>97.1009826660156</text:p>
          </table:table-cell>
          <table:table-cell office:value-type="float" office:value="39.2959641052246" calcext:value-type="float">
            <text:p>39.2959641052246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3"/>
          <table:table-cell office:value-type="float" office:value="97.1016693115234" calcext:value-type="float">
            <text:p>97.1016693115234</text:p>
          </table:table-cell>
          <table:table-cell office:value-type="float" office:value="39.2956924438477" calcext:value-type="float">
            <text:p>39.295692443847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3"/>
          <table:table-cell office:value-type="float" office:value="97.1016693115234" calcext:value-type="float">
            <text:p>97.1016693115234</text:p>
          </table:table-cell>
          <table:table-cell office:value-type="float" office:value="39.2956924438477" calcext:value-type="float">
            <text:p>39.295692443847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6" calcext:value-type="float">
            <text:p>3406</text:p>
          </table:table-cell>
          <table:table-cell table:number-columns-repeated="3"/>
          <table:table-cell office:value-type="float" office:value="97.106819152832" calcext:value-type="float">
            <text:p>97.106819152832</text:p>
          </table:table-cell>
          <table:table-cell office:value-type="float" office:value="39.2946624755859" calcext:value-type="float">
            <text:p>39.2946624755859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97.1076812744141" calcext:value-type="float">
            <text:p>97.1076812744141</text:p>
          </table:table-cell>
          <table:table-cell office:value-type="float" office:value="39.294490814209" calcext:value-type="float">
            <text:p>39.294490814209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7.1102523803711" calcext:value-type="float">
            <text:p>97.1102523803711</text:p>
          </table:table-cell>
          <table:table-cell office:value-type="float" office:value="39.2939758300781" calcext:value-type="float">
            <text:p>39.2939758300781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6" calcext:value-type="float">
            <text:p>3406</text:p>
          </table:table-cell>
          <table:table-cell table:number-columns-repeated="3"/>
          <table:table-cell office:value-type="float" office:value="97.1116256713967" calcext:value-type="float">
            <text:p>97.1116256713967</text:p>
          </table:table-cell>
          <table:table-cell office:value-type="float" office:value="39.2938041697012" calcext:value-type="float">
            <text:p>39.2938041697012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48" calcext:value-type="float">
            <text:p>1048</text:p>
          </table:table-cell>
          <table:table-cell table:number-columns-repeated="3"/>
          <table:table-cell office:value-type="float" office:value="97.1145477294922" calcext:value-type="float">
            <text:p>97.1145477294922</text:p>
          </table:table-cell>
          <table:table-cell office:value-type="float" office:value="39.2932891845703" calcext:value-type="float">
            <text:p>39.293289184570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6" calcext:value-type="float">
            <text:p>3406</text:p>
          </table:table-cell>
          <table:table-cell table:number-columns-repeated="3"/>
          <table:table-cell office:value-type="float" office:value="97.1159210205078" calcext:value-type="float">
            <text:p>97.1159210205078</text:p>
          </table:table-cell>
          <table:table-cell office:value-type="float" office:value="39.2929459618164" calcext:value-type="float">
            <text:p>39.2929459618164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20" calcext:value-type="float">
            <text:p>3420</text:p>
          </table:table-cell>
          <table:table-cell table:number-columns-repeated="3"/>
          <table:table-cell office:value-type="float" office:value="97.1219253540039" calcext:value-type="float">
            <text:p>97.1219253540039</text:p>
          </table:table-cell>
          <table:table-cell office:value-type="float" office:value="39.2919158935547" calcext:value-type="float">
            <text:p>39.2919158935547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45" calcext:value-type="float">
            <text:p>1045</text:p>
          </table:table-cell>
          <table:table-cell table:number-columns-repeated="3"/>
          <table:table-cell office:value-type="float" office:value="97.1219253540039" calcext:value-type="float">
            <text:p>97.1219253540039</text:p>
          </table:table-cell>
          <table:table-cell office:value-type="float" office:value="39.2919158935547" calcext:value-type="float">
            <text:p>39.291915893554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12" calcext:value-type="float">
            <text:p>3412</text:p>
          </table:table-cell>
          <table:table-cell table:number-columns-repeated="3"/>
          <table:table-cell office:value-type="float" office:value="97.1232996450195" calcext:value-type="float">
            <text:p>97.1232996450195</text:p>
          </table:table-cell>
          <table:table-cell office:value-type="float" office:value="39.2915725708008" calcext:value-type="float">
            <text:p>39.2915725708008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7" calcext:value-type="float">
            <text:p>3407</text:p>
          </table:table-cell>
          <table:table-cell table:number-columns-repeated="3"/>
          <table:table-cell office:value-type="float" office:value="97.1232996450195" calcext:value-type="float">
            <text:p>97.1232996450195</text:p>
          </table:table-cell>
          <table:table-cell office:value-type="float" office:value="39.2915725708008" calcext:value-type="float">
            <text:p>39.2915725708008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43" calcext:value-type="float">
            <text:p>1043</text:p>
          </table:table-cell>
          <table:table-cell table:number-columns-repeated="3"/>
          <table:table-cell office:value-type="float" office:value="97.1291351318359" calcext:value-type="float">
            <text:p>97.1291351318359</text:p>
          </table:table-cell>
          <table:table-cell office:value-type="float" office:value="39.2905426025391" calcext:value-type="float">
            <text:p>39.2905426025391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44" calcext:value-type="float">
            <text:p>1044</text:p>
          </table:table-cell>
          <table:table-cell table:number-columns-repeated="3"/>
          <table:table-cell office:value-type="float" office:value="97.1368560791016" calcext:value-type="float">
            <text:p>97.1368560791016</text:p>
          </table:table-cell>
          <table:table-cell office:value-type="float" office:value="39.2891693115234" calcext:value-type="float">
            <text:p>39.2891693115234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1" calcext:value-type="float">
            <text:p>3401</text:p>
          </table:table-cell>
          <table:table-cell table:number-columns-repeated="3"/>
          <table:table-cell office:value-type="float" office:value="97.1377182006836" calcext:value-type="float">
            <text:p>97.1377182006836</text:p>
          </table:table-cell>
          <table:table-cell office:value-type="float" office:value="39.2989976501465" calcext:value-type="float">
            <text:p>39.298997650146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3402" calcext:value-type="float">
            <text:p>3402</text:p>
          </table:table-cell>
          <table:table-cell table:number-columns-repeated="3"/>
          <table:table-cell office:value-type="float" office:value="97.1433968408203" calcext:value-type="float">
            <text:p>97.1433968408203</text:p>
          </table:table-cell>
          <table:table-cell office:value-type="float" office:value="39.2979676819848" calcext:value-type="float">
            <text:p>39.2979676819848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3"/>
          <table:table-cell office:value-type="float" office:value="97.1433968408203" calcext:value-type="float">
            <text:p>97.1433968408203</text:p>
          </table:table-cell>
          <table:table-cell office:value-type="float" office:value="39.2979676819848" calcext:value-type="float">
            <text:p>39.2979676819848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37" calcext:value-type="float">
            <text:p>1037</text:p>
          </table:table-cell>
          <table:table-cell table:number-columns-repeated="3"/>
          <table:table-cell office:value-type="float" office:value="97.1497344970703" calcext:value-type="float">
            <text:p>97.1497344970703</text:p>
          </table:table-cell>
          <table:table-cell office:value-type="float" office:value="39.2967660522461" calcext:value-type="float">
            <text:p>39.296766052246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3"/>
          <table:table-cell office:value-type="float" office:value="97.1504211425781" calcext:value-type="float">
            <text:p>97.1504211425781</text:p>
          </table:table-cell>
          <table:table-cell office:value-type="float" office:value="39.2967660522461" calcext:value-type="float">
            <text:p>39.296766052246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3"/>
          <table:table-cell office:value-type="float" office:value="97.1504211425781" calcext:value-type="float">
            <text:p>97.1504211425781</text:p>
          </table:table-cell>
          <table:table-cell office:value-type="float" office:value="39.2967660522461" calcext:value-type="float">
            <text:p>39.2967660522461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09:00" calcext:value-type="date">
            <text:p>2023-5-18 13:09</text:p>
          </table:table-cell>
          <table:table-cell/>
          <table:table-cell office:value-type="float" office:value="1037" calcext:value-type="float">
            <text:p>1037</text:p>
          </table:table-cell>
          <table:table-cell table:number-columns-repeated="3"/>
          <table:table-cell office:value-type="float" office:value="97.1564331054698" calcext:value-type="float">
            <text:p>97.1564331054698</text:p>
          </table:table-cell>
          <table:table-cell office:value-type="float" office:value="39.2857360839844" calcext:value-type="float">
            <text:p>39.2857360839844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3"/>
          <table:table-cell office:value-type="float" office:value="97.1605529785156" calcext:value-type="float">
            <text:p>97.1605529785156</text:p>
          </table:table-cell>
          <table:table-cell office:value-type="float" office:value="39.2849777770996" calcext:value-type="float">
            <text:p>39.2849777770996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97.1650085449219" calcext:value-type="float">
            <text:p>97.1650085449219</text:p>
          </table:table-cell>
          <table:table-cell office:value-type="float" office:value="39.2841911315918" calcext:value-type="float">
            <text:p>39.284191131591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97.1650085449219" calcext:value-type="float">
            <text:p>97.1650085449219</text:p>
          </table:table-cell>
          <table:table-cell office:value-type="float" office:value="39.2841911315918" calcext:value-type="float">
            <text:p>39.2841911315918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3"/>
          <table:table-cell office:value-type="float" office:value="97.1672439575195" calcext:value-type="float">
            <text:p>97.1672439575195</text:p>
          </table:table-cell>
          <table:table-cell office:value-type="float" office:value="39.2838478098379" calcext:value-type="float">
            <text:p>39.2838478098379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402" calcext:value-type="float">
            <text:p>3402</text:p>
          </table:table-cell>
          <table:table-cell table:number-columns-repeated="3"/>
          <table:table-cell office:value-type="float" office:value="97.1725616455078" calcext:value-type="float">
            <text:p>97.1725616455078</text:p>
          </table:table-cell>
          <table:table-cell office:value-type="float" office:value="39.2829895019531" calcext:value-type="float">
            <text:p>39.2829895019531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399" calcext:value-type="float">
            <text:p>3399</text:p>
          </table:table-cell>
          <table:table-cell table:number-columns-repeated="3"/>
          <table:table-cell office:value-type="float" office:value="97.1730804443359" calcext:value-type="float">
            <text:p>97.1730804443359</text:p>
          </table:table-cell>
          <table:table-cell office:value-type="float" office:value="39.2828178405762" calcext:value-type="float">
            <text:p>39.2828178405762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3"/>
          <table:table-cell office:value-type="float" office:value="97.1742859896719" calcext:value-type="float">
            <text:p>97.1742859896719</text:p>
          </table:table-cell>
          <table:table-cell office:value-type="float" office:value="39.2826461791992" calcext:value-type="float">
            <text:p>39.2826461791992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97.1796035766602" calcext:value-type="float">
            <text:p>97.1796035766602</text:p>
          </table:table-cell>
          <table:table-cell office:value-type="float" office:value="39.2817979723145" calcext:value-type="float">
            <text:p>39.281797972314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97.1796035766602" calcext:value-type="float">
            <text:p>97.1796035766602</text:p>
          </table:table-cell>
          <table:table-cell office:value-type="float" office:value="39.2817979723145" calcext:value-type="float">
            <text:p>39.281797972314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3"/>
          <table:table-cell office:value-type="float" office:value="97.1796035766602" calcext:value-type="float">
            <text:p>97.1796035766602</text:p>
          </table:table-cell>
          <table:table-cell office:value-type="float" office:value="39.2817979723145" calcext:value-type="float">
            <text:p>39.2817979723145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598" calcext:value-type="float">
            <text:p>3598</text:p>
          </table:table-cell>
          <table:table-cell table:number-columns-repeated="3"/>
          <table:table-cell office:value-type="float" office:value="97.1806335449219" calcext:value-type="float">
            <text:p>97.1806335449219</text:p>
          </table:table-cell>
          <table:table-cell office:value-type="float" office:value="39.2816162109375" calcext:value-type="float">
            <text:p>39.2816162109375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1031" calcext:value-type="float">
            <text:p>1031</text:p>
          </table:table-cell>
          <table:table-cell table:number-columns-repeated="3"/>
          <table:table-cell office:value-type="float" office:value="97.1808013916016" calcext:value-type="float">
            <text:p>97.1808013916016</text:p>
          </table:table-cell>
          <table:table-cell office:value-type="float" office:value="39.2816162109375" calcext:value-type="float">
            <text:p>39.281616210937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401" calcext:value-type="float">
            <text:p>3401</text:p>
          </table:table-cell>
          <table:table-cell table:number-columns-repeated="3"/>
          <table:table-cell office:value-type="float" office:value="97.1816635131836" calcext:value-type="float">
            <text:p>97.1816635131836</text:p>
          </table:table-cell>
          <table:table-cell office:value-type="float" office:value="39.2814445495605" calcext:value-type="float">
            <text:p>39.281444549560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3"/>
          <table:table-cell office:value-type="float" office:value="97.1832122802734" calcext:value-type="float">
            <text:p>97.1832122802734</text:p>
          </table:table-cell>
          <table:table-cell office:value-type="float" office:value="39.2812729881836" calcext:value-type="float">
            <text:p>39.2812729881836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3"/>
          <table:table-cell office:value-type="float" office:value="97.1832122802734" calcext:value-type="float">
            <text:p>97.1832122802734</text:p>
          </table:table-cell>
          <table:table-cell office:value-type="float" office:value="39.2812729881836" calcext:value-type="float">
            <text:p>39.2812729881836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3"/>
          <table:table-cell office:value-type="float" office:value="97.1997054443359" calcext:value-type="float">
            <text:p>97.1997054443359</text:p>
          </table:table-cell>
          <table:table-cell office:value-type="float" office:value="39.2802429199219" calcext:value-type="float">
            <text:p>39.2802429199219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3"/>
          <table:table-cell office:value-type="float" office:value="97.1997054443359" calcext:value-type="float">
            <text:p>97.1997054443359</text:p>
          </table:table-cell>
          <table:table-cell office:value-type="float" office:value="39.2802429199219" calcext:value-type="float">
            <text:p>39.2802429199219</text:p>
          </table:table-cell>
          <table:table-cell table:number-columns-repeated="1011"/>
        </table:table-row>
        <table:table-row table:style-name="ro1">
          <table:table-cell office:value-type="float" office:value="372.375" calcext:value-type="float">
            <text:p>3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1031" calcext:value-type="float">
            <text:p>1031</text:p>
          </table:table-cell>
          <table:table-cell table:number-columns-repeated="3"/>
          <table:table-cell office:value-type="float" office:value="97.1890411376953" calcext:value-type="float">
            <text:p>97.1890411376953</text:p>
          </table:table-cell>
          <table:table-cell office:value-type="float" office:value="39.2802429199219" calcext:value-type="float">
            <text:p>39.2802429199219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3"/>
          <table:table-cell office:value-type="float" office:value="97.1923065185547" calcext:value-type="float">
            <text:p>97.1923065185547</text:p>
          </table:table-cell>
          <table:table-cell office:value-type="float" office:value="39.279727935791" calcext:value-type="float">
            <text:p>39.27972793579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3"/>
          <table:table-cell office:value-type="float" office:value="97.1923065185547" calcext:value-type="float">
            <text:p>97.1923065185547</text:p>
          </table:table-cell>
          <table:table-cell office:value-type="float" office:value="39.279727935791" calcext:value-type="float">
            <text:p>39.279727935791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594" calcext:value-type="float">
            <text:p>3594</text:p>
          </table:table-cell>
          <table:table-cell table:number-columns-repeated="3"/>
          <table:table-cell office:value-type="float" office:value="97.1933364968164" calcext:value-type="float">
            <text:p>97.1933364968164</text:p>
          </table:table-cell>
          <table:table-cell office:value-type="float" office:value="39.2795562744141" calcext:value-type="float">
            <text:p>39.2795562744141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49:00" calcext:value-type="date">
            <text:p>2023-5-18 9:49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3"/>
          <table:table-cell office:value-type="float" office:value="98.3331680297852" calcext:value-type="float">
            <text:p>98.3331680297852</text:p>
          </table:table-cell>
          <table:table-cell office:value-type="float" office:value="38.9497648010254" calcext:value-type="float">
            <text:p>38.9497648010254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09:49:00" calcext:value-type="date">
            <text:p>2023-5-18 9:49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3"/>
          <table:table-cell office:value-type="float" office:value="98.334716796975" calcext:value-type="float">
            <text:p>98.334716796975</text:p>
          </table:table-cell>
          <table:table-cell office:value-type="float" office:value="38.9485931396484" calcext:value-type="float">
            <text:p>38.9485931396484</text:p>
          </table:table-cell>
          <table:table-cell table:number-columns-repeated="1011"/>
        </table:table-row>
        <table:table-row table:style-name="ro1">
          <table:table-cell office:value-type="float" office:value="306.625" calcext:value-type="float">
            <text:p>306.625</text:p>
          </table:table-cell>
          <table:table-cell table:number-columns-repeated="4"/>
          <table:table-cell table:style-name="ce2" office:value-type="date" office:date-value="2023-05-18T09:49:00" calcext:value-type="date">
            <text:p>2023-5-18 9:49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98.3362579345703" calcext:value-type="float">
            <text:p>98.3362579345703</text:p>
          </table:table-cell>
          <table:table-cell office:value-type="float" office:value="38.9485931396484" calcext:value-type="float">
            <text:p>38.9485931396484</text:p>
          </table:table-cell>
          <table:table-cell table:number-columns-repeated="1011"/>
        </table:table-row>
        <table:table-row table:style-name="ro1">
          <table:table-cell office:value-type="float" office:value="358.775" calcext:value-type="float">
            <text:p>358.775</text:p>
          </table:table-cell>
          <table:table-cell table:number-columns-repeated="4"/>
          <table:table-cell table:style-name="ce2" office:value-type="date" office:date-value="2023-05-18T09:49:00" calcext:value-type="date">
            <text:p>2023-5-18 9:49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98.3384857177734" calcext:value-type="float">
            <text:p>98.3384857177734</text:p>
          </table:table-cell>
          <table:table-cell office:value-type="float" office:value="38.9484214782715" calcext:value-type="float">
            <text:p>38.948421478271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396" calcext:value-type="float">
            <text:p>3396</text:p>
          </table:table-cell>
          <table:table-cell table:number-columns-repeated="3"/>
          <table:table-cell office:value-type="float" office:value="97.2039794921975" calcext:value-type="float">
            <text:p>97.2039794921975</text:p>
          </table:table-cell>
          <table:table-cell office:value-type="float" office:value="39.2778396606445" calcext:value-type="float">
            <text:p>39.277839660644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394" calcext:value-type="float">
            <text:p>3394</text:p>
          </table:table-cell>
          <table:table-cell table:number-columns-repeated="3"/>
          <table:table-cell office:value-type="float" office:value="97.2129059837891" calcext:value-type="float">
            <text:p>97.2129059837891</text:p>
          </table:table-cell>
          <table:table-cell office:value-type="float" office:value="39.276294708252" calcext:value-type="float">
            <text:p>39.27629470825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392" calcext:value-type="float">
            <text:p>3392</text:p>
          </table:table-cell>
          <table:table-cell table:number-columns-repeated="3"/>
          <table:table-cell office:value-type="float" office:value="97.2201156616211" calcext:value-type="float">
            <text:p>97.2201156616211</text:p>
          </table:table-cell>
          <table:table-cell office:value-type="float" office:value="39.2750930796133" calcext:value-type="float">
            <text:p>39.275093079613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390" calcext:value-type="float">
            <text:p>3390</text:p>
          </table:table-cell>
          <table:table-cell table:number-columns-repeated="3"/>
          <table:table-cell office:value-type="float" office:value="97.2278442382813" calcext:value-type="float">
            <text:p>97.2278442382813</text:p>
          </table:table-cell>
          <table:table-cell office:value-type="float" office:value="39.2738914489746" calcext:value-type="float">
            <text:p>39.2738914489746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390" calcext:value-type="float">
            <text:p>3390</text:p>
          </table:table-cell>
          <table:table-cell table:number-columns-repeated="3"/>
          <table:table-cell office:value-type="float" office:value="97.2324752807617" calcext:value-type="float">
            <text:p>97.2324752807617</text:p>
          </table:table-cell>
          <table:table-cell office:value-type="float" office:value="39.2732048034668" calcext:value-type="float">
            <text:p>39.2732048034668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389" calcext:value-type="float">
            <text:p>3389</text:p>
          </table:table-cell>
          <table:table-cell table:number-columns-repeated="3"/>
          <table:table-cell office:value-type="float" office:value="97.2349785400391" calcext:value-type="float">
            <text:p>97.2349785400391</text:p>
          </table:table-cell>
          <table:table-cell office:value-type="float" office:value="39.2729614807129" calcext:value-type="float">
            <text:p>39.2729614807129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590" calcext:value-type="float">
            <text:p>3590</text:p>
          </table:table-cell>
          <table:table-cell table:number-columns-repeated="3"/>
          <table:table-cell office:value-type="float" office:value="97.2407150268555" calcext:value-type="float">
            <text:p>97.2407150268555</text:p>
          </table:table-cell>
          <table:table-cell office:value-type="float" office:value="39.2718315124512" calcext:value-type="float">
            <text:p>39.2718315124512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97.2415771484375" calcext:value-type="float">
            <text:p>97.2415771484375</text:p>
          </table:table-cell>
          <table:table-cell office:value-type="float" office:value="39.2716598510742" calcext:value-type="float">
            <text:p>39.271659851074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3396" calcext:value-type="float">
            <text:p>3396</text:p>
          </table:table-cell>
          <table:table-cell table:number-columns-repeated="3"/>
          <table:table-cell office:value-type="float" office:value="97.2479248046975" calcext:value-type="float">
            <text:p>97.2479248046975</text:p>
          </table:table-cell>
          <table:table-cell office:value-type="float" office:value="39.2706299828125" calcext:value-type="float">
            <text:p>39.270629982812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0:00" calcext:value-type="date">
            <text:p>2023-5-18 13:10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3"/>
          <table:table-cell office:value-type="float" office:value="97.2489547729492" calcext:value-type="float">
            <text:p>97.2489547729492</text:p>
          </table:table-cell>
          <table:table-cell office:value-type="float" office:value="39.2704582214355" calcext:value-type="float">
            <text:p>39.270458221435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3"/>
          <table:table-cell office:value-type="float" office:value="97.26904296975" calcext:value-type="float">
            <text:p>97.26904296975</text:p>
          </table:table-cell>
          <table:table-cell office:value-type="float" office:value="39.2671966552734" calcext:value-type="float">
            <text:p>39.2671966552734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3"/>
          <table:table-cell office:value-type="float" office:value="97.26904296975" calcext:value-type="float">
            <text:p>97.26904296975</text:p>
          </table:table-cell>
          <table:table-cell office:value-type="float" office:value="39.2671966552734" calcext:value-type="float">
            <text:p>39.2671966552734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9" calcext:value-type="float">
            <text:p>3379</text:p>
          </table:table-cell>
          <table:table-cell table:number-columns-repeated="3"/>
          <table:table-cell office:value-type="float" office:value="97.271614074707" calcext:value-type="float">
            <text:p>97.271614074707</text:p>
          </table:table-cell>
          <table:table-cell office:value-type="float" office:value="39.2666816711426" calcext:value-type="float">
            <text:p>39.2666816711426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81" calcext:value-type="float">
            <text:p>3381</text:p>
          </table:table-cell>
          <table:table-cell table:number-columns-repeated="3"/>
          <table:table-cell office:value-type="float" office:value="97.2734985351563" calcext:value-type="float">
            <text:p>97.2734985351563</text:p>
          </table:table-cell>
          <table:table-cell office:value-type="float" office:value="39.2663383483997" calcext:value-type="float">
            <text:p>39.266338348399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93" calcext:value-type="float">
            <text:p>3393</text:p>
          </table:table-cell>
          <table:table-cell table:number-columns-repeated="3"/>
          <table:table-cell office:value-type="float" office:value="97.2750473022461" calcext:value-type="float">
            <text:p>97.2750473022461</text:p>
          </table:table-cell>
          <table:table-cell office:value-type="float" office:value="39.2661666970117" calcext:value-type="float">
            <text:p>39.266166697011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97.2760772705078" calcext:value-type="float">
            <text:p>97.2760772705078</text:p>
          </table:table-cell>
          <table:table-cell office:value-type="float" office:value="39.2690849304199" calcext:value-type="float">
            <text:p>39.2690849304199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584" calcext:value-type="float">
            <text:p>3584</text:p>
          </table:table-cell>
          <table:table-cell table:number-columns-repeated="3"/>
          <table:table-cell office:value-type="float" office:value="97.2771072397695" calcext:value-type="float">
            <text:p>97.2771072397695</text:p>
          </table:table-cell>
          <table:table-cell office:value-type="float" office:value="39.268913269043" calcext:value-type="float">
            <text:p>39.26891326904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7" calcext:value-type="float">
            <text:p>3377</text:p>
          </table:table-cell>
          <table:table-cell table:number-columns-repeated="3"/>
          <table:table-cell office:value-type="float" office:value="97.2822570800781" calcext:value-type="float">
            <text:p>97.2822570800781</text:p>
          </table:table-cell>
          <table:table-cell office:value-type="float" office:value="39.2680549621582" calcext:value-type="float">
            <text:p>39.2680549621582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97.2851715097891" calcext:value-type="float">
            <text:p>97.2851715097891</text:p>
          </table:table-cell>
          <table:table-cell office:value-type="float" office:value="39.2675399780273" calcext:value-type="float">
            <text:p>39.2675399780273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97.2851715097891" calcext:value-type="float">
            <text:p>97.2851715097891</text:p>
          </table:table-cell>
          <table:table-cell office:value-type="float" office:value="39.2675399780273" calcext:value-type="float">
            <text:p>39.267539978027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7" calcext:value-type="float">
            <text:p>3377</text:p>
          </table:table-cell>
          <table:table-cell table:number-columns-repeated="3"/>
          <table:table-cell office:value-type="float" office:value="97.2968957519531" calcext:value-type="float">
            <text:p>97.2968957519531</text:p>
          </table:table-cell>
          <table:table-cell office:value-type="float" office:value="39.2671966552734" calcext:value-type="float">
            <text:p>39.2671966552734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8" calcext:value-type="float">
            <text:p>3378</text:p>
          </table:table-cell>
          <table:table-cell table:number-columns-repeated="3"/>
          <table:table-cell office:value-type="float" office:value="97.2934112549828" calcext:value-type="float">
            <text:p>97.2934112549828</text:p>
          </table:table-cell>
          <table:table-cell office:value-type="float" office:value="39.2661666970117" calcext:value-type="float">
            <text:p>39.266166697011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5" calcext:value-type="float">
            <text:p>3375</text:p>
          </table:table-cell>
          <table:table-cell table:number-columns-repeated="3"/>
          <table:table-cell office:value-type="float" office:value="97.3026985996328" calcext:value-type="float">
            <text:p>97.3026985996328</text:p>
          </table:table-cell>
          <table:table-cell office:value-type="float" office:value="39.2646217346191" calcext:value-type="float">
            <text:p>39.264621734619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3"/>
          <table:table-cell office:value-type="float" office:value="97.3052597045898" calcext:value-type="float">
            <text:p>97.3052597045898</text:p>
          </table:table-cell>
          <table:table-cell office:value-type="float" office:value="39.2641067504983" calcext:value-type="float">
            <text:p>39.2641067504983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577" calcext:value-type="float">
            <text:p>3577</text:p>
          </table:table-cell>
          <table:table-cell table:number-columns-repeated="3"/>
          <table:table-cell office:value-type="float" office:value="97.3097229003906" calcext:value-type="float">
            <text:p>97.3097229003906</text:p>
          </table:table-cell>
          <table:table-cell office:value-type="float" office:value="39.2634201049805" calcext:value-type="float">
            <text:p>39.263420104980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3"/>
          <table:table-cell office:value-type="float" office:value="97.3128128051758" calcext:value-type="float">
            <text:p>97.3128128051758</text:p>
          </table:table-cell>
          <table:table-cell office:value-type="float" office:value="39.2629051208496" calcext:value-type="float">
            <text:p>39.2629051208496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97.3162460327148" calcext:value-type="float">
            <text:p>97.3162460327148</text:p>
          </table:table-cell>
          <table:table-cell office:value-type="float" office:value="39.2623901367198" calcext:value-type="float">
            <text:p>39.262390136719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3"/>
          <table:table-cell office:value-type="float" office:value="97.3181304931641" calcext:value-type="float">
            <text:p>97.3181304931641</text:p>
          </table:table-cell>
          <table:table-cell office:value-type="float" office:value="39.2620468139648" calcext:value-type="float">
            <text:p>39.262046813964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3"/>
          <table:table-cell office:value-type="float" office:value="97.3181304931641" calcext:value-type="float">
            <text:p>97.3181304931641</text:p>
          </table:table-cell>
          <table:table-cell office:value-type="float" office:value="39.2620468139648" calcext:value-type="float">
            <text:p>39.2620468139648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2" calcext:value-type="float">
            <text:p>3372</text:p>
          </table:table-cell>
          <table:table-cell table:number-columns-repeated="3"/>
          <table:table-cell office:value-type="float" office:value="97.3219146728516" calcext:value-type="float">
            <text:p>97.3219146728516</text:p>
          </table:table-cell>
          <table:table-cell office:value-type="float" office:value="39.261360168457" calcext:value-type="float">
            <text:p>39.26136016845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2" calcext:value-type="float">
            <text:p>3372</text:p>
          </table:table-cell>
          <table:table-cell table:number-columns-repeated="3"/>
          <table:table-cell office:value-type="float" office:value="97.3248291015625" calcext:value-type="float">
            <text:p>97.3248291015625</text:p>
          </table:table-cell>
          <table:table-cell office:value-type="float" office:value="39.2610168457031" calcext:value-type="float">
            <text:p>39.261016845703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97.3274078369141" calcext:value-type="float">
            <text:p>97.3274078369141</text:p>
          </table:table-cell>
          <table:table-cell office:value-type="float" office:value="39.2605019615723" calcext:value-type="float">
            <text:p>39.2605019615723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575" calcext:value-type="float">
            <text:p>3575</text:p>
          </table:table-cell>
          <table:table-cell table:number-columns-repeated="3"/>
          <table:table-cell office:value-type="float" office:value="97.3325500498281" calcext:value-type="float">
            <text:p>97.3325500498281</text:p>
          </table:table-cell>
          <table:table-cell office:value-type="float" office:value="39.2596435546975" calcext:value-type="float">
            <text:p>39.259643554697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97.3346099853516" calcext:value-type="float">
            <text:p>97.3346099853516</text:p>
          </table:table-cell>
          <table:table-cell office:value-type="float" office:value="39.2593002319336" calcext:value-type="float">
            <text:p>39.2593002319336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97.3346099853516" calcext:value-type="float">
            <text:p>97.3346099853516</text:p>
          </table:table-cell>
          <table:table-cell office:value-type="float" office:value="39.2593002319336" calcext:value-type="float">
            <text:p>39.2593002319336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3" calcext:value-type="float">
            <text:p>3373</text:p>
          </table:table-cell>
          <table:table-cell table:number-columns-repeated="3"/>
          <table:table-cell office:value-type="float" office:value="97.3368453979492" calcext:value-type="float">
            <text:p>97.3368453979492</text:p>
          </table:table-cell>
          <table:table-cell office:value-type="float" office:value="39.2589569091797" calcext:value-type="float">
            <text:p>39.258956909179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0" calcext:value-type="float">
            <text:p>3370</text:p>
          </table:table-cell>
          <table:table-cell table:number-columns-repeated="3"/>
          <table:table-cell office:value-type="float" office:value="97.337532043457" calcext:value-type="float">
            <text:p>97.337532043457</text:p>
          </table:table-cell>
          <table:table-cell office:value-type="float" office:value="39.2589569091797" calcext:value-type="float">
            <text:p>39.258956909179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97.3383941650391" calcext:value-type="float">
            <text:p>97.3383941650391</text:p>
          </table:table-cell>
          <table:table-cell office:value-type="float" office:value="39.2597852478027" calcext:value-type="float">
            <text:p>39.259785247802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97.3383941650391" calcext:value-type="float">
            <text:p>97.3383941650391</text:p>
          </table:table-cell>
          <table:table-cell office:value-type="float" office:value="39.2597852478027" calcext:value-type="float">
            <text:p>39.259785247802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97.3455963134766" calcext:value-type="float">
            <text:p>97.3455963134766</text:p>
          </table:table-cell>
          <table:table-cell office:value-type="float" office:value="39.2575836181641" calcext:value-type="float">
            <text:p>39.2575836181641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69" calcext:value-type="float">
            <text:p>3369</text:p>
          </table:table-cell>
          <table:table-cell table:number-columns-repeated="3"/>
          <table:table-cell office:value-type="float" office:value="97.3505783081055" calcext:value-type="float">
            <text:p>97.3505783081055</text:p>
          </table:table-cell>
          <table:table-cell office:value-type="float" office:value="39.2567253112793" calcext:value-type="float">
            <text:p>39.256725311279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70" calcext:value-type="float">
            <text:p>3370</text:p>
          </table:table-cell>
          <table:table-cell table:number-columns-repeated="3"/>
          <table:table-cell office:value-type="float" office:value="97.3524627685547" calcext:value-type="float">
            <text:p>97.3524627685547</text:p>
          </table:table-cell>
          <table:table-cell office:value-type="float" office:value="39.2563819985254" calcext:value-type="float">
            <text:p>39.2563819985254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97.3639678955078" calcext:value-type="float">
            <text:p>97.3639678955078</text:p>
          </table:table-cell>
          <table:table-cell office:value-type="float" office:value="39.2544937133789" calcext:value-type="float">
            <text:p>39.2544937133789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97.3677444458008" calcext:value-type="float">
            <text:p>97.3677444458008</text:p>
          </table:table-cell>
          <table:table-cell office:value-type="float" office:value="39.253979729248" calcext:value-type="float">
            <text:p>39.253979729248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365" calcext:value-type="float">
            <text:p>3365</text:p>
          </table:table-cell>
          <table:table-cell table:number-columns-repeated="3"/>
          <table:table-cell office:value-type="float" office:value="97.3727264404297" calcext:value-type="float">
            <text:p>97.3727264404297</text:p>
          </table:table-cell>
          <table:table-cell office:value-type="float" office:value="39.2531204223633" calcext:value-type="float">
            <text:p>39.2531204223633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1:00" calcext:value-type="date">
            <text:p>2023-5-18 13:11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97.3768463134766" calcext:value-type="float">
            <text:p>97.3768463134766</text:p>
          </table:table-cell>
          <table:table-cell office:value-type="float" office:value="39.2524337768555" calcext:value-type="float">
            <text:p>39.2524337768555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575" calcext:value-type="float">
            <text:p>3575</text:p>
          </table:table-cell>
          <table:table-cell table:number-columns-repeated="3"/>
          <table:table-cell office:value-type="float" office:value="97.3792419433594" calcext:value-type="float">
            <text:p>97.3792419433594</text:p>
          </table:table-cell>
          <table:table-cell office:value-type="float" office:value="39.2520904541016" calcext:value-type="float">
            <text:p>39.2520904541016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67" calcext:value-type="float">
            <text:p>3367</text:p>
          </table:table-cell>
          <table:table-cell table:number-columns-repeated="3"/>
          <table:table-cell office:value-type="float" office:value="97.3801040649414" calcext:value-type="float">
            <text:p>97.3801040649414</text:p>
          </table:table-cell>
          <table:table-cell office:value-type="float" office:value="39.2519197927246" calcext:value-type="float">
            <text:p>39.2519197927246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64" calcext:value-type="float">
            <text:p>3364</text:p>
          </table:table-cell>
          <table:table-cell table:number-columns-repeated="3"/>
          <table:table-cell office:value-type="float" office:value="97.3818206797109" calcext:value-type="float">
            <text:p>97.3818206797109</text:p>
          </table:table-cell>
          <table:table-cell office:value-type="float" office:value="39.2515754699707" calcext:value-type="float">
            <text:p>39.251575469970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97.3897171020508" calcext:value-type="float">
            <text:p>97.3897171020508</text:p>
          </table:table-cell>
          <table:table-cell office:value-type="float" office:value="39.250373840332" calcext:value-type="float">
            <text:p>39.25037384033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63" calcext:value-type="float">
            <text:p>3363</text:p>
          </table:table-cell>
          <table:table-cell table:number-columns-repeated="3"/>
          <table:table-cell office:value-type="float" office:value="97.3950347900391" calcext:value-type="float">
            <text:p>97.3950347900391</text:p>
          </table:table-cell>
          <table:table-cell office:value-type="float" office:value="39.2495155334473" calcext:value-type="float">
            <text:p>39.249515533447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61" calcext:value-type="float">
            <text:p>3361</text:p>
          </table:table-cell>
          <table:table-cell table:number-columns-repeated="3"/>
          <table:table-cell office:value-type="float" office:value="97.4041366577148" calcext:value-type="float">
            <text:p>97.4041366577148</text:p>
          </table:table-cell>
          <table:table-cell office:value-type="float" office:value="39.2479705810547" calcext:value-type="float">
            <text:p>39.247970581054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62" calcext:value-type="float">
            <text:p>3362</text:p>
          </table:table-cell>
          <table:table-cell table:number-columns-repeated="3"/>
          <table:table-cell office:value-type="float" office:value="97.4056854248047" calcext:value-type="float">
            <text:p>97.4056854248047</text:p>
          </table:table-cell>
          <table:table-cell office:value-type="float" office:value="39.2477989196777" calcext:value-type="float">
            <text:p>39.247798919677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97.4063720703125" calcext:value-type="float">
            <text:p>97.4063720703125</text:p>
          </table:table-cell>
          <table:table-cell office:value-type="float" office:value="39.2476272583008" calcext:value-type="float">
            <text:p>39.247627258300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97.4063720703125" calcext:value-type="float">
            <text:p>97.4063720703125</text:p>
          </table:table-cell>
          <table:table-cell office:value-type="float" office:value="39.2476272583008" calcext:value-type="float">
            <text:p>39.2476272583008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565" calcext:value-type="float">
            <text:p>3565</text:p>
          </table:table-cell>
          <table:table-cell table:number-columns-repeated="3"/>
          <table:table-cell office:value-type="float" office:value="97.4085998535156" calcext:value-type="float">
            <text:p>97.4085998535156</text:p>
          </table:table-cell>
          <table:table-cell office:value-type="float" office:value="39.2472839355469" calcext:value-type="float">
            <text:p>39.2472839355469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62" calcext:value-type="float">
            <text:p>3362</text:p>
          </table:table-cell>
          <table:table-cell table:number-columns-repeated="3"/>
          <table:table-cell office:value-type="float" office:value="97.4134063720703" calcext:value-type="float">
            <text:p>97.4134063720703</text:p>
          </table:table-cell>
          <table:table-cell office:value-type="float" office:value="39.2464256296621" calcext:value-type="float">
            <text:p>39.2464256296621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9" calcext:value-type="float">
            <text:p>3359</text:p>
          </table:table-cell>
          <table:table-cell table:number-columns-repeated="3"/>
          <table:table-cell office:value-type="float" office:value="97.4207916259766" calcext:value-type="float">
            <text:p>97.4207916259766</text:p>
          </table:table-cell>
          <table:table-cell office:value-type="float" office:value="39.2452239990234" calcext:value-type="float">
            <text:p>39.2452239990234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563" calcext:value-type="float">
            <text:p>3563</text:p>
          </table:table-cell>
          <table:table-cell table:number-columns-repeated="3"/>
          <table:table-cell office:value-type="float" office:value="97.4269714355469" calcext:value-type="float">
            <text:p>97.4269714355469</text:p>
          </table:table-cell>
          <table:table-cell office:value-type="float" office:value="39.2443656921397" calcext:value-type="float">
            <text:p>39.244365692139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97.4264526367198" calcext:value-type="float">
            <text:p>97.4264526367198</text:p>
          </table:table-cell>
          <table:table-cell office:value-type="float" office:value="39.2443656921397" calcext:value-type="float">
            <text:p>39.244365692139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97.4285125732422" calcext:value-type="float">
            <text:p>97.4285125732422</text:p>
          </table:table-cell>
          <table:table-cell office:value-type="float" office:value="39.2440223693848" calcext:value-type="float">
            <text:p>39.244022369384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97.4285125732422" calcext:value-type="float">
            <text:p>97.4285125732422</text:p>
          </table:table-cell>
          <table:table-cell office:value-type="float" office:value="39.2440223693848" calcext:value-type="float">
            <text:p>39.2440223693848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9" calcext:value-type="float">
            <text:p>3359</text:p>
          </table:table-cell>
          <table:table-cell table:number-columns-repeated="3"/>
          <table:table-cell office:value-type="float" office:value="97.4321136474609" calcext:value-type="float">
            <text:p>97.4321136474609</text:p>
          </table:table-cell>
          <table:table-cell office:value-type="float" office:value="39.2435073852539" calcext:value-type="float">
            <text:p>39.2435073852539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7" calcext:value-type="float">
            <text:p>3357</text:p>
          </table:table-cell>
          <table:table-cell table:number-columns-repeated="3"/>
          <table:table-cell office:value-type="float" office:value="97.4336624145508" calcext:value-type="float">
            <text:p>97.4336624145508</text:p>
          </table:table-cell>
          <table:table-cell office:value-type="float" office:value="39.2431640625" calcext:value-type="float">
            <text:p>39.2431640625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148" calcext:value-type="float">
            <text:p>3148</text:p>
          </table:table-cell>
          <table:table-cell table:number-columns-repeated="3"/>
          <table:table-cell office:value-type="float" office:value="97.4360656738281" calcext:value-type="float">
            <text:p>97.4360656738281</text:p>
          </table:table-cell>
          <table:table-cell office:value-type="float" office:value="39.2428207397461" calcext:value-type="float">
            <text:p>39.242820739746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97.4393310546975" calcext:value-type="float">
            <text:p>97.4393310546975</text:p>
          </table:table-cell>
          <table:table-cell office:value-type="float" office:value="39.2423057556152" calcext:value-type="float">
            <text:p>39.242305755615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8" calcext:value-type="float">
            <text:p>3358</text:p>
          </table:table-cell>
          <table:table-cell table:number-columns-repeated="3"/>
          <table:table-cell office:value-type="float" office:value="97.4412155151367" calcext:value-type="float">
            <text:p>97.4412155151367</text:p>
          </table:table-cell>
          <table:table-cell office:value-type="float" office:value="39.2419624329613" calcext:value-type="float">
            <text:p>39.241962432961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7" calcext:value-type="float">
            <text:p>3357</text:p>
          </table:table-cell>
          <table:table-cell table:number-columns-repeated="3"/>
          <table:table-cell office:value-type="float" office:value="97.44482421975" calcext:value-type="float">
            <text:p>97.44482421975</text:p>
          </table:table-cell>
          <table:table-cell office:value-type="float" office:value="39.2414474497305" calcext:value-type="float">
            <text:p>39.241447449730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9" calcext:value-type="float">
            <text:p>3359</text:p>
          </table:table-cell>
          <table:table-cell table:number-columns-repeated="3"/>
          <table:table-cell office:value-type="float" office:value="97.4497985839844" calcext:value-type="float">
            <text:p>97.4497985839844</text:p>
          </table:table-cell>
          <table:table-cell office:value-type="float" office:value="39.2405891418457" calcext:value-type="float">
            <text:p>39.240589141845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97.4559783935547" calcext:value-type="float">
            <text:p>97.4559783935547</text:p>
          </table:table-cell>
          <table:table-cell office:value-type="float" office:value="39.2397308349609" calcext:value-type="float">
            <text:p>39.2397308349609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97.4579704833984" calcext:value-type="float">
            <text:p>97.4579704833984</text:p>
          </table:table-cell>
          <table:table-cell office:value-type="float" office:value="39.239397512207" calcext:value-type="float">
            <text:p>39.23939751220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97.4579704833984" calcext:value-type="float">
            <text:p>97.4579704833984</text:p>
          </table:table-cell>
          <table:table-cell office:value-type="float" office:value="39.239397512207" calcext:value-type="float">
            <text:p>39.23939751220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5" calcext:value-type="float">
            <text:p>3355</text:p>
          </table:table-cell>
          <table:table-cell table:number-columns-repeated="3"/>
          <table:table-cell office:value-type="float" office:value="97.4616394042969" calcext:value-type="float">
            <text:p>97.4616394042969</text:p>
          </table:table-cell>
          <table:table-cell office:value-type="float" office:value="39.2397009666992" calcext:value-type="float">
            <text:p>39.239700966699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5" calcext:value-type="float">
            <text:p>3355</text:p>
          </table:table-cell>
          <table:table-cell table:number-columns-repeated="3"/>
          <table:table-cell office:value-type="float" office:value="97.4662780761719" calcext:value-type="float">
            <text:p>97.4662780761719</text:p>
          </table:table-cell>
          <table:table-cell office:value-type="float" office:value="39.2380142211914" calcext:value-type="float">
            <text:p>39.2380142211914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3" calcext:value-type="float">
            <text:p>3353</text:p>
          </table:table-cell>
          <table:table-cell table:number-columns-repeated="3"/>
          <table:table-cell office:value-type="float" office:value="97.4699791503906" calcext:value-type="float">
            <text:p>97.4699791503906</text:p>
          </table:table-cell>
          <table:table-cell office:value-type="float" office:value="39.2374992370605" calcext:value-type="float">
            <text:p>39.237499237060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2" calcext:value-type="float">
            <text:p>3352</text:p>
          </table:table-cell>
          <table:table-cell table:number-columns-repeated="3"/>
          <table:table-cell office:value-type="float" office:value="97.4764099121094" calcext:value-type="float">
            <text:p>97.4764099121094</text:p>
          </table:table-cell>
          <table:table-cell office:value-type="float" office:value="39.2362976074219" calcext:value-type="float">
            <text:p>39.2362976074219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571" calcext:value-type="float">
            <text:p>3571</text:p>
          </table:table-cell>
          <table:table-cell table:number-columns-repeated="3"/>
          <table:table-cell office:value-type="float" office:value="97.4801798330078" calcext:value-type="float">
            <text:p>97.4801798330078</text:p>
          </table:table-cell>
          <table:table-cell office:value-type="float" office:value="39.235782623291" calcext:value-type="float">
            <text:p>39.235782623291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3353" calcext:value-type="float">
            <text:p>3353</text:p>
          </table:table-cell>
          <table:table-cell table:number-columns-repeated="3"/>
          <table:table-cell office:value-type="float" office:value="97.4801798330078" calcext:value-type="float">
            <text:p>97.4801798330078</text:p>
          </table:table-cell>
          <table:table-cell office:value-type="float" office:value="39.235782623291" calcext:value-type="float">
            <text:p>39.235782623291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97.4836120605469" calcext:value-type="float">
            <text:p>97.4836120605469</text:p>
          </table:table-cell>
          <table:table-cell office:value-type="float" office:value="39.2352676391602" calcext:value-type="float">
            <text:p>39.2352676391602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2:00" calcext:value-type="date">
            <text:p>2023-5-18 13:1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97.4836120605469" calcext:value-type="float">
            <text:p>97.4836120605469</text:p>
          </table:table-cell>
          <table:table-cell office:value-type="float" office:value="39.2352676391602" calcext:value-type="float">
            <text:p>39.235267639160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54" calcext:value-type="float">
            <text:p>3354</text:p>
          </table:table-cell>
          <table:table-cell table:number-columns-repeated="3"/>
          <table:table-cell office:value-type="float" office:value="97.4942626953125" calcext:value-type="float">
            <text:p>97.4942626953125</text:p>
          </table:table-cell>
          <table:table-cell office:value-type="float" office:value="39.2335510253906" calcext:value-type="float">
            <text:p>39.2335510253906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560" calcext:value-type="float">
            <text:p>3560</text:p>
          </table:table-cell>
          <table:table-cell table:number-columns-repeated="3"/>
          <table:table-cell office:value-type="float" office:value="97.4949493408203" calcext:value-type="float">
            <text:p>97.4949493408203</text:p>
          </table:table-cell>
          <table:table-cell office:value-type="float" office:value="39.2333793640137" calcext:value-type="float">
            <text:p>39.233379364013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62" calcext:value-type="float">
            <text:p>3362</text:p>
          </table:table-cell>
          <table:table-cell table:number-columns-repeated="3"/>
          <table:table-cell office:value-type="float" office:value="97.5019836425781" calcext:value-type="float">
            <text:p>97.5019836425781</text:p>
          </table:table-cell>
          <table:table-cell office:value-type="float" office:value="39.232349395752" calcext:value-type="float">
            <text:p>39.232349395752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8" calcext:value-type="float">
            <text:p>3348</text:p>
          </table:table-cell>
          <table:table-cell table:number-columns-repeated="3"/>
          <table:table-cell office:value-type="float" office:value="97.5016403198242" calcext:value-type="float">
            <text:p>97.5016403198242</text:p>
          </table:table-cell>
          <table:table-cell office:value-type="float" office:value="39.232349395752" calcext:value-type="float">
            <text:p>39.232349395752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97.5112533569336" calcext:value-type="float">
            <text:p>97.5112533569336</text:p>
          </table:table-cell>
          <table:table-cell office:value-type="float" office:value="39.2308044433594" calcext:value-type="float">
            <text:p>39.2308044433594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97.5131378173828" calcext:value-type="float">
            <text:p>97.5131378173828</text:p>
          </table:table-cell>
          <table:table-cell office:value-type="float" office:value="39.2304611206055" calcext:value-type="float">
            <text:p>39.2304611206055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97.5131378173828" calcext:value-type="float">
            <text:p>97.5131378173828</text:p>
          </table:table-cell>
          <table:table-cell office:value-type="float" office:value="39.2304611206055" calcext:value-type="float">
            <text:p>39.230461120605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6" calcext:value-type="float">
            <text:p>3346</text:p>
          </table:table-cell>
          <table:table-cell table:number-columns-repeated="3"/>
          <table:table-cell office:value-type="float" office:value="97.5139999389648" calcext:value-type="float">
            <text:p>97.5139999389648</text:p>
          </table:table-cell>
          <table:table-cell office:value-type="float" office:value="39.2304611206055" calcext:value-type="float">
            <text:p>39.230461120605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7" calcext:value-type="float">
            <text:p>3347</text:p>
          </table:table-cell>
          <table:table-cell table:number-columns-repeated="3"/>
          <table:table-cell office:value-type="float" office:value="97.5134997695313" calcext:value-type="float">
            <text:p>97.5134997695313</text:p>
          </table:table-cell>
          <table:table-cell office:value-type="float" office:value="39.2304611206055" calcext:value-type="float">
            <text:p>39.230461120605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5" calcext:value-type="float">
            <text:p>3345</text:p>
          </table:table-cell>
          <table:table-cell table:number-columns-repeated="3"/>
          <table:table-cell office:value-type="float" office:value="97.5210419701172" calcext:value-type="float">
            <text:p>97.5210419701172</text:p>
          </table:table-cell>
          <table:table-cell office:value-type="float" office:value="39.2292594909668" calcext:value-type="float">
            <text:p>39.229259490966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97.5224151611328" calcext:value-type="float">
            <text:p>97.5224151611328</text:p>
          </table:table-cell>
          <table:table-cell office:value-type="float" office:value="39.2290978295898" calcext:value-type="float">
            <text:p>39.229097829589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97.5224151611328" calcext:value-type="float">
            <text:p>97.5224151611328</text:p>
          </table:table-cell>
          <table:table-cell office:value-type="float" office:value="39.2290978295898" calcext:value-type="float">
            <text:p>39.2290978295898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7" calcext:value-type="float">
            <text:p>3347</text:p>
          </table:table-cell>
          <table:table-cell table:number-columns-repeated="3"/>
          <table:table-cell office:value-type="float" office:value="97.5249962670898" calcext:value-type="float">
            <text:p>97.5249962670898</text:p>
          </table:table-cell>
          <table:table-cell office:value-type="float" office:value="39.228572845459" calcext:value-type="float">
            <text:p>39.228572845459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97.5316772460938" calcext:value-type="float">
            <text:p>97.5316772460938</text:p>
          </table:table-cell>
          <table:table-cell office:value-type="float" office:value="39.2275429771973" calcext:value-type="float">
            <text:p>39.227542977197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5" calcext:value-type="float">
            <text:p>3345</text:p>
          </table:table-cell>
          <table:table-cell table:number-columns-repeated="3"/>
          <table:table-cell office:value-type="float" office:value="97.5323638916016" calcext:value-type="float">
            <text:p>97.5323638916016</text:p>
          </table:table-cell>
          <table:table-cell office:value-type="float" office:value="39.2275429771973" calcext:value-type="float">
            <text:p>39.227542977197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59" calcext:value-type="float">
            <text:p>3359</text:p>
          </table:table-cell>
          <table:table-cell table:number-columns-repeated="3"/>
          <table:table-cell office:value-type="float" office:value="97.5421524047852" calcext:value-type="float">
            <text:p>97.5421524047852</text:p>
          </table:table-cell>
          <table:table-cell office:value-type="float" office:value="39.2259979248047" calcext:value-type="float">
            <text:p>39.2259979248047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62" calcext:value-type="float">
            <text:p>3362</text:p>
          </table:table-cell>
          <table:table-cell table:number-columns-repeated="3"/>
          <table:table-cell office:value-type="float" office:value="97.5423279808594" calcext:value-type="float">
            <text:p>97.5423279808594</text:p>
          </table:table-cell>
          <table:table-cell office:value-type="float" office:value="39.2258262634277" calcext:value-type="float">
            <text:p>39.2258262634277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551" calcext:value-type="float">
            <text:p>3551</text:p>
          </table:table-cell>
          <table:table-cell table:number-columns-repeated="3"/>
          <table:table-cell office:value-type="float" office:value="97.5447235107422" calcext:value-type="float">
            <text:p>97.5447235107422</text:p>
          </table:table-cell>
          <table:table-cell office:value-type="float" office:value="39.2254829406738" calcext:value-type="float">
            <text:p>39.225482940673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97.5447235107422" calcext:value-type="float">
            <text:p>97.5447235107422</text:p>
          </table:table-cell>
          <table:table-cell office:value-type="float" office:value="39.2254829406738" calcext:value-type="float">
            <text:p>39.225482940673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97.5447235107422" calcext:value-type="float">
            <text:p>97.5447235107422</text:p>
          </table:table-cell>
          <table:table-cell office:value-type="float" office:value="39.2254829406738" calcext:value-type="float">
            <text:p>39.2254829406738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97.5483322143555" calcext:value-type="float">
            <text:p>97.5483322143555</text:p>
          </table:table-cell>
          <table:table-cell office:value-type="float" office:value="39.224967956543" calcext:value-type="float">
            <text:p>39.224967956543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97.5483322143555" calcext:value-type="float">
            <text:p>97.5483322143555</text:p>
          </table:table-cell>
          <table:table-cell office:value-type="float" office:value="39.224967956543" calcext:value-type="float">
            <text:p>39.22496795654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4" calcext:value-type="float">
            <text:p>3344</text:p>
          </table:table-cell>
          <table:table-cell table:number-columns-repeated="3"/>
          <table:table-cell office:value-type="float" office:value="97.5526275634766" calcext:value-type="float">
            <text:p>97.5526275634766</text:p>
          </table:table-cell>
          <table:table-cell office:value-type="float" office:value="39.2242813110352" calcext:value-type="float">
            <text:p>39.2242813110352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97.5630950927734" calcext:value-type="float">
            <text:p>97.5630950927734</text:p>
          </table:table-cell>
          <table:table-cell office:value-type="float" office:value="39.2225646972656" calcext:value-type="float">
            <text:p>39.2225646972656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97.5630950927734" calcext:value-type="float">
            <text:p>97.5630950927734</text:p>
          </table:table-cell>
          <table:table-cell office:value-type="float" office:value="39.2225646972656" calcext:value-type="float">
            <text:p>39.2225646972656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2" calcext:value-type="float">
            <text:p>3342</text:p>
          </table:table-cell>
          <table:table-cell table:number-columns-repeated="3"/>
          <table:table-cell office:value-type="float" office:value="97.5675582985742" calcext:value-type="float">
            <text:p>97.5675582985742</text:p>
          </table:table-cell>
          <table:table-cell office:value-type="float" office:value="39.2219780517578" calcext:value-type="float">
            <text:p>39.2219780517578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1" calcext:value-type="float">
            <text:p>3341</text:p>
          </table:table-cell>
          <table:table-cell table:number-columns-repeated="3"/>
          <table:table-cell office:value-type="float" office:value="97.5752969652344" calcext:value-type="float">
            <text:p>97.5752969652344</text:p>
          </table:table-cell>
          <table:table-cell office:value-type="float" office:value="39.2206764221191" calcext:value-type="float">
            <text:p>39.2206764221191</text:p>
          </table:table-cell>
          <table:table-cell table:number-columns-repeated="1011"/>
        </table:table-row>
        <table:table-row table:style-name="ro1">
          <table:table-cell office:value-type="float" office:value="226.05" calcext:value-type="float">
            <text:p>226.0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549" calcext:value-type="float">
            <text:p>3549</text:p>
          </table:table-cell>
          <table:table-cell table:number-columns-repeated="3"/>
          <table:table-cell office:value-type="float" office:value="97.5795745849609" calcext:value-type="float">
            <text:p>97.5795745849609</text:p>
          </table:table-cell>
          <table:table-cell office:value-type="float" office:value="39.2199897766113" calcext:value-type="float">
            <text:p>39.219989776611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40" calcext:value-type="float">
            <text:p>3340</text:p>
          </table:table-cell>
          <table:table-cell table:number-columns-repeated="3"/>
          <table:table-cell office:value-type="float" office:value="97.5979821777344" calcext:value-type="float">
            <text:p>97.5979821777344</text:p>
          </table:table-cell>
          <table:table-cell office:value-type="float" office:value="39.2196164855957" calcext:value-type="float">
            <text:p>39.2196164855957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97.5926208496094" calcext:value-type="float">
            <text:p>97.5926208496094</text:p>
          </table:table-cell>
          <table:table-cell office:value-type="float" office:value="39.2179298400979" calcext:value-type="float">
            <text:p>39.2179298400979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97.5926208496094" calcext:value-type="float">
            <text:p>97.5926208496094</text:p>
          </table:table-cell>
          <table:table-cell office:value-type="float" office:value="39.2179298400979" calcext:value-type="float">
            <text:p>39.2179298400979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3:00" calcext:value-type="date">
            <text:p>2023-5-18 13:13</text:p>
          </table:table-cell>
          <table:table-cell/>
          <table:table-cell office:value-type="float" office:value="3339" calcext:value-type="float">
            <text:p>3339</text:p>
          </table:table-cell>
          <table:table-cell table:number-columns-repeated="3"/>
          <table:table-cell office:value-type="float" office:value="97.5950241098967" calcext:value-type="float">
            <text:p>97.5950241098967</text:p>
          </table:table-cell>
          <table:table-cell office:value-type="float" office:value="39.217596517334" calcext:value-type="float">
            <text:p>39.217596517334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4:00" calcext:value-type="date">
            <text:p>2023-5-18 13:14</text:p>
          </table:table-cell>
          <table:table-cell/>
          <table:table-cell office:value-type="float" office:value="3339" calcext:value-type="float">
            <text:p>3339</text:p>
          </table:table-cell>
          <table:table-cell table:number-columns-repeated="3"/>
          <table:table-cell office:value-type="float" office:value="97.5991439819336" calcext:value-type="float">
            <text:p>97.5991439819336</text:p>
          </table:table-cell>
          <table:table-cell office:value-type="float" office:value="39.2168999718262" calcext:value-type="float">
            <text:p>39.2168999718262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4:00" calcext:value-type="date">
            <text:p>2023-5-18 13:14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97.6018905639648" calcext:value-type="float">
            <text:p>97.6018905639648</text:p>
          </table:table-cell>
          <table:table-cell office:value-type="float" office:value="39.2163849976953" calcext:value-type="float">
            <text:p>39.2163849976953</text:p>
          </table:table-cell>
          <table:table-cell table:number-columns-repeated="1011"/>
        </table:table-row>
        <table:table-row table:style-name="ro1">
          <table:table-cell office:value-type="float" office:value="272.375" calcext:value-type="float">
            <text:p>272.375</text:p>
          </table:table-cell>
          <table:table-cell table:number-columns-repeated="4"/>
          <table:table-cell table:style-name="ce2" office:value-type="date" office:date-value="2023-05-18T13:14:00" calcext:value-type="date">
            <text:p>2023-5-18 13:14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97.6018905639648" calcext:value-type="float">
            <text:p>97.6018905639648</text:p>
          </table:table-cell>
          <table:table-cell office:value-type="float" office:value="39.2163849976953" calcext:value-type="float">
            <text:p>39.2163849976953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4:00" calcext:value-type="date">
            <text:p>2023-5-18 13:14</text:p>
          </table:table-cell>
          <table:table-cell/>
          <table:table-cell office:value-type="float" office:value="3340" calcext:value-type="float">
            <text:p>3340</text:p>
          </table:table-cell>
          <table:table-cell table:number-columns-repeated="3"/>
          <table:table-cell office:value-type="float" office:value="97.6066970825195" calcext:value-type="float">
            <text:p>97.6066970825195</text:p>
          </table:table-cell>
          <table:table-cell office:value-type="float" office:value="39.2156982421975" calcext:value-type="float">
            <text:p>39.2156982421975</text:p>
          </table:table-cell>
          <table:table-cell table:number-columns-repeated="1011"/>
        </table:table-row>
        <table:table-row table:style-name="ro1">
          <table:table-cell office:value-type="float" office:value="257.675" calcext:value-type="float">
            <text:p>257.675</text:p>
          </table:table-cell>
          <table:table-cell table:number-columns-repeated="4"/>
          <table:table-cell table:style-name="ce2" office:value-type="date" office:date-value="2023-05-18T13:14:00" calcext:value-type="date">
            <text:p>2023-5-18 13:14</text:p>
          </table:table-cell>
          <table:table-cell/>
          <table:table-cell office:value-type="float" office:value="3340" calcext:value-type="float">
            <text:p>3340</text:p>
          </table:table-cell>
          <table:table-cell table:number-columns-repeated="3"/>
          <table:table-cell office:value-type="float" office:value="97.6065216064453" calcext:value-type="float">
            <text:p>97.6065216064453</text:p>
          </table:table-cell>
          <table:table-cell office:value-type="float" office:value="39.2156982421975" calcext:value-type="float">
            <text:p>39.2156982421975</text:p>
          </table:table-cell>
          <table:table-cell table:number-columns-repeated="1011"/>
        </table:table-row>
        <table:table-row table:style-name="ro1">
          <table:table-cell office:value-type="float" office:value="358.775" calcext:value-type="float">
            <text:p>358.775</text:p>
          </table:table-cell>
          <table:table-cell table:number-columns-repeated="4"/>
          <table:table-cell table:style-name="ce2" office:value-type="date" office:date-value="2023-05-18T09:59:00" calcext:value-type="date">
            <text:p>2023-5-18 9:59</text:p>
          </table:table-cell>
          <table:table-cell/>
          <table:table-cell office:value-type="float" office:value="3304" calcext:value-type="float">
            <text:p>3304</text:p>
          </table:table-cell>
          <table:table-cell table:number-columns-repeated="3"/>
          <table:table-cell office:value-type="float" office:value="98.04443359375" calcext:value-type="float">
            <text:p>98.04443359375</text:p>
          </table:table-cell>
          <table:table-cell office:value-type="float" office:value="39.2752647399902" calcext:value-type="float">
            <text:p>39.2752647399902</text:p>
          </table:table-cell>
          <table:table-cell table:number-columns-repeated="1011"/>
        </table:table-row>
        <table:table-row table:style-name="ro1">
          <table:table-cell office:value-type="float" office:value="358.775" calcext:value-type="float">
            <text:p>358.775</text:p>
          </table:table-cell>
          <table:table-cell table:number-columns-repeated="4"/>
          <table:table-cell table:style-name="ce2" office:value-type="date" office:date-value="2023-05-18T09:59:00" calcext:value-type="date">
            <text:p>2023-5-18 9:59</text:p>
          </table:table-cell>
          <table:table-cell/>
          <table:table-cell office:value-type="float" office:value="3305" calcext:value-type="float">
            <text:p>3305</text:p>
          </table:table-cell>
          <table:table-cell table:number-columns-repeated="3"/>
          <table:table-cell office:value-type="float" office:value="98.0392837524414" calcext:value-type="float">
            <text:p>98.0392837524414</text:p>
          </table:table-cell>
          <table:table-cell office:value-type="float" office:value="39.276123046975" calcext:value-type="float">
            <text:p>39.276123046975</text:p>
          </table:table-cell>
          <table:table-cell table:number-columns-repeated="1011"/>
        </table:table-row>
        <table:table-row table:style-name="ro1">
          <table:table-cell office:value-type="float" office:value="358.775" calcext:value-type="float">
            <text:p>358.775</text:p>
          </table:table-cell>
          <table:table-cell table:number-columns-repeated="4"/>
          <table:table-cell table:style-name="ce2" office:value-type="date" office:date-value="2023-05-18T09:59:00" calcext:value-type="date">
            <text:p>2023-5-18 9:59</text:p>
          </table:table-cell>
          <table:table-cell/>
          <table:table-cell office:value-type="float" office:value="3306" calcext:value-type="float">
            <text:p>3306</text:p>
          </table:table-cell>
          <table:table-cell table:number-columns-repeated="3"/>
          <table:table-cell office:value-type="float" office:value="98.0332794189453" calcext:value-type="float">
            <text:p>98.0332794189453</text:p>
          </table:table-cell>
          <table:table-cell office:value-type="float" office:value="39.2771530151367" calcext:value-type="float">
            <text:p>39.2771530151367</text:p>
          </table:table-cell>
          <table:table-cell table:number-columns-repeated="1011"/>
        </table:table-row>
        <table:table-row table:style-name="ro1">
          <table:table-cell office:value-type="float" office:value="272.35" calcext:value-type="float">
            <text:p>272.35</text:p>
          </table:table-cell>
          <table:table-cell table:number-columns-repeated="4"/>
          <table:table-cell table:style-name="ce2" office:value-type="date" office:date-value="2023-05-18T09:59:00" calcext:value-type="date">
            <text:p>2023-5-18 9:59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3"/>
          <table:table-cell office:value-type="float" office:value="98.0301819847656" calcext:value-type="float">
            <text:p>98.0301819847656</text:p>
          </table:table-cell>
          <table:table-cell office:value-type="float" office:value="39.2778396606445" calcext:value-type="float">
            <text:p>39.2778396606445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6:00" calcext:value-type="date">
            <text:p>2023-5-18 9:36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3"/>
          <table:table-cell office:value-type="float" office:value="97.4513397216797" calcext:value-type="float">
            <text:p>97.4513397216797</text:p>
          </table:table-cell>
          <table:table-cell office:value-type="float" office:value="39.2084984643555" calcext:value-type="float">
            <text:p>39.2084984643555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6:00" calcext:value-type="date">
            <text:p>2023-5-18 9:36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3"/>
          <table:table-cell office:value-type="float" office:value="97.4513397216797" calcext:value-type="float">
            <text:p>97.4513397216797</text:p>
          </table:table-cell>
          <table:table-cell office:value-type="float" office:value="39.2084984643555" calcext:value-type="float">
            <text:p>39.2084984643555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6:00" calcext:value-type="date">
            <text:p>2023-5-18 9:36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97.4510040283203" calcext:value-type="float">
            <text:p>97.4510040283203</text:p>
          </table:table-cell>
          <table:table-cell office:value-type="float" office:value="39.2096601257324" calcext:value-type="float">
            <text:p>39.2096601257324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6:00" calcext:value-type="date">
            <text:p>2023-5-18 9:36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97.4510040283203" calcext:value-type="float">
            <text:p>97.4510040283203</text:p>
          </table:table-cell>
          <table:table-cell office:value-type="float" office:value="39.2096601257324" calcext:value-type="float">
            <text:p>39.2096601257324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6:00" calcext:value-type="date">
            <text:p>2023-5-18 9:36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3"/>
          <table:table-cell office:value-type="float" office:value="97.4499664306641" calcext:value-type="float">
            <text:p>97.4499664306641</text:p>
          </table:table-cell>
          <table:table-cell office:value-type="float" office:value="39.2091751099633" calcext:value-type="float">
            <text:p>39.2091751099633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6:00" calcext:value-type="date">
            <text:p>2023-5-18 9:36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3"/>
          <table:table-cell office:value-type="float" office:value="97.4499664306641" calcext:value-type="float">
            <text:p>97.4499664306641</text:p>
          </table:table-cell>
          <table:table-cell office:value-type="float" office:value="39.2091751099633" calcext:value-type="float">
            <text:p>39.2091751099633</text:p>
          </table:table-cell>
          <table:table-cell table:number-columns-repeated="1011"/>
        </table:table-row>
        <table:table-row table:style-name="ro1">
          <table:table-cell office:value-type="float" office:value="272.35" calcext:value-type="float">
            <text:p>272.35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3"/>
          <table:table-cell office:value-type="float" office:value="97.4461975097656" calcext:value-type="float">
            <text:p>97.4461975097656</text:p>
          </table:table-cell>
          <table:table-cell office:value-type="float" office:value="39.2110633850098" calcext:value-type="float">
            <text:p>39.2110633850098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3"/>
          <table:table-cell office:value-type="float" office:value="97.4461975097656" calcext:value-type="float">
            <text:p>97.4461975097656</text:p>
          </table:table-cell>
          <table:table-cell office:value-type="float" office:value="39.2110633850098" calcext:value-type="float">
            <text:p>39.2110633850098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3"/>
          <table:table-cell office:value-type="float" office:value="97.4461975097656" calcext:value-type="float">
            <text:p>97.4461975097656</text:p>
          </table:table-cell>
          <table:table-cell office:value-type="float" office:value="39.2110633850098" calcext:value-type="float">
            <text:p>39.2110633850098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3"/>
          <table:table-cell office:value-type="float" office:value="97.4458465576172" calcext:value-type="float">
            <text:p>97.4458465576172</text:p>
          </table:table-cell>
          <table:table-cell office:value-type="float" office:value="39.2112350463967" calcext:value-type="float">
            <text:p>39.2112350463967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3"/>
          <table:table-cell office:value-type="float" office:value="97.4458465576172" calcext:value-type="float">
            <text:p>97.4458465576172</text:p>
          </table:table-cell>
          <table:table-cell office:value-type="float" office:value="39.2112350463967" calcext:value-type="float">
            <text:p>39.2112350463967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3"/>
          <table:table-cell office:value-type="float" office:value="97.4449920654297" calcext:value-type="float">
            <text:p>97.4449920654297</text:p>
          </table:table-cell>
          <table:table-cell office:value-type="float" office:value="39.2117500305176" calcext:value-type="float">
            <text:p>39.2117500305176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3"/>
          <table:table-cell office:value-type="float" office:value="97.4449920654297" calcext:value-type="float">
            <text:p>97.4449920654297</text:p>
          </table:table-cell>
          <table:table-cell office:value-type="float" office:value="39.2117500305176" calcext:value-type="float">
            <text:p>39.2117500305176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3"/>
          <table:table-cell office:value-type="float" office:value="97.4444732666016" calcext:value-type="float">
            <text:p>97.4444732666016</text:p>
          </table:table-cell>
          <table:table-cell office:value-type="float" office:value="39.2119216918945" calcext:value-type="float">
            <text:p>39.2119216918945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3"/>
          <table:table-cell office:value-type="float" office:value="97.4444732666016" calcext:value-type="float">
            <text:p>97.4444732666016</text:p>
          </table:table-cell>
          <table:table-cell office:value-type="float" office:value="39.2119216918945" calcext:value-type="float">
            <text:p>39.2119216918945</text:p>
          </table:table-cell>
          <table:table-cell table:number-columns-repeated="1011"/>
        </table:table-row>
        <table:table-row table:style-name="ro1">
          <table:table-cell office:value-type="float" office:value="275.5" calcext:value-type="float">
            <text:p>275.5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3"/>
          <table:table-cell office:value-type="float" office:value="97.4437966210938" calcext:value-type="float">
            <text:p>97.4437966210938</text:p>
          </table:table-cell>
          <table:table-cell office:value-type="float" office:value="39.2122650146484" calcext:value-type="float">
            <text:p>39.2122650146484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97.4409721923828" calcext:value-type="float">
            <text:p>97.4409721923828</text:p>
          </table:table-cell>
          <table:table-cell office:value-type="float" office:value="39.2136383056641" calcext:value-type="float">
            <text:p>39.2136383056641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97.4409721923828" calcext:value-type="float">
            <text:p>97.4409721923828</text:p>
          </table:table-cell>
          <table:table-cell office:value-type="float" office:value="39.2136383056641" calcext:value-type="float">
            <text:p>39.2136383056641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3"/>
          <table:table-cell office:value-type="float" office:value="97.4393310546975" calcext:value-type="float">
            <text:p>97.4393310546975</text:p>
          </table:table-cell>
          <table:table-cell office:value-type="float" office:value="39.2144966125498" calcext:value-type="float">
            <text:p>39.2144966125498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3"/>
          <table:table-cell office:value-type="float" office:value="97.4393310546975" calcext:value-type="float">
            <text:p>97.4393310546975</text:p>
          </table:table-cell>
          <table:table-cell office:value-type="float" office:value="39.2144966125498" calcext:value-type="float">
            <text:p>39.2144966125498</text:p>
          </table:table-cell>
          <table:table-cell table:number-columns-repeated="1011"/>
        </table:table-row>
        <table:table-row table:style-name="ro1">
          <table:table-cell office:value-type="float" office:value="358.775" calcext:value-type="float">
            <text:p>358.775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3"/>
          <table:table-cell office:value-type="float" office:value="97.4393310546975" calcext:value-type="float">
            <text:p>97.4393310546975</text:p>
          </table:table-cell>
          <table:table-cell office:value-type="float" office:value="39.2144966125498" calcext:value-type="float">
            <text:p>39.2144966125498</text:p>
          </table:table-cell>
          <table:table-cell table:number-columns-repeated="1011"/>
        </table:table-row>
        <table:table-row table:style-name="ro1">
          <table:table-cell office:value-type="float" office:value="272.35" calcext:value-type="float">
            <text:p>272.35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3"/>
          <table:table-cell office:value-type="float" office:value="97.4384689331055" calcext:value-type="float">
            <text:p>97.4384689331055</text:p>
          </table:table-cell>
          <table:table-cell office:value-type="float" office:value="39.2150115966797" calcext:value-type="float">
            <text:p>39.2150115966797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97.4340057373047" calcext:value-type="float">
            <text:p>97.4340057373047</text:p>
          </table:table-cell>
          <table:table-cell office:value-type="float" office:value="39.2170715332031" calcext:value-type="float">
            <text:p>39.2170715332031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97.4340057373047" calcext:value-type="float">
            <text:p>97.4340057373047</text:p>
          </table:table-cell>
          <table:table-cell office:value-type="float" office:value="39.2170715332031" calcext:value-type="float">
            <text:p>39.2170715332031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97.4336624145508" calcext:value-type="float">
            <text:p>97.4336624145508</text:p>
          </table:table-cell>
          <table:table-cell office:value-type="float" office:value="39.217414855957" calcext:value-type="float">
            <text:p>39.217414855957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97.4336624145508" calcext:value-type="float">
            <text:p>97.4336624145508</text:p>
          </table:table-cell>
          <table:table-cell office:value-type="float" office:value="39.217414855957" calcext:value-type="float">
            <text:p>39.217414855957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97.4310913085938" calcext:value-type="float">
            <text:p>97.4310913085938</text:p>
          </table:table-cell>
          <table:table-cell office:value-type="float" office:value="39.2196164855957" calcext:value-type="float">
            <text:p>39.2196164855957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97.4310913085938" calcext:value-type="float">
            <text:p>97.4310913085938</text:p>
          </table:table-cell>
          <table:table-cell office:value-type="float" office:value="39.2196164855957" calcext:value-type="float">
            <text:p>39.2196164855957</text:p>
          </table:table-cell>
          <table:table-cell table:number-columns-repeated="1011"/>
        </table:table-row>
        <table:table-row table:style-name="ro1">
          <table:table-cell office:value-type="float" office:value="306.625" calcext:value-type="float">
            <text:p>306.625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3"/>
          <table:table-cell office:value-type="float" office:value="97.42919921975" calcext:value-type="float">
            <text:p>97.42919921975</text:p>
          </table:table-cell>
          <table:table-cell office:value-type="float" office:value="39.2194747924805" calcext:value-type="float">
            <text:p>39.2194747924805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3"/>
          <table:table-cell office:value-type="float" office:value="97.4276580810547" calcext:value-type="float">
            <text:p>97.4276580810547</text:p>
          </table:table-cell>
          <table:table-cell office:value-type="float" office:value="39.2203330993652" calcext:value-type="float">
            <text:p>39.2203330993652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3"/>
          <table:table-cell office:value-type="float" office:value="97.4276580810547" calcext:value-type="float">
            <text:p>97.4276580810547</text:p>
          </table:table-cell>
          <table:table-cell office:value-type="float" office:value="39.2203330993652" calcext:value-type="float">
            <text:p>39.2203330993652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  <table:table-cell table:style-name="ce2" office:value-type="date" office:date-value="2023-05-18T09:37:00" calcext:value-type="date">
            <text:p>2023-5-18 9:37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3"/>
          <table:table-cell office:value-type="float" office:value="97.4266204833984" calcext:value-type="float">
            <text:p>97.4266204833984</text:p>
          </table:table-cell>
          <table:table-cell office:value-type="float" office:value="39.2208480834961" calcext:value-type="float">
            <text:p>39.2208480834961</text:p>
          </table:table-cell>
          <table:table-cell table:number-columns-repeated="1011"/>
        </table:table-row>
        <table:table-row table:style-name="ro1" table:number-rows-repeated="13056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35132">
          <table:table-cell table:number-columns-repeated="1024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minutes number:style="long"/>
      <number:text>:</number:text>
      <number:seconds number:style="long" number:decimal-places="1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</number:time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hours/>
      <number:text>时</number:text>
      <number:minutes number:style="long"/>
      <number:text>分</number:text>
    </number:time-style>
    <number:date-style style:name="N133">
      <number:month/>
      <number:text>-</number:text>
      <number:day/>
      <number:text>-</number:text>
      <number:year/>
    </number:date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23"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0">
      <number:year number:style="long"/>
      <number:text>-</number:text>
      <number:month/>
      <number:text>-</number:text>
      <number:day/>
    </number:date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ojun2620</meta:initial-creator>
    <meta:print-date>2022-11-25T07:08:00</meta:print-date>
    <meta:creation-date>2022-11-25T06:53:00</meta:creation-date>
    <dc:date>2023-10-12T15:16:06.445047600</dc:date>
    <meta:generator>LibreOffice/7.3.7.2$Linux_X86_64 LibreOffice_project/30$Build-2</meta:generator>
    <meta:editing-duration>PT1M19S</meta:editing-duration>
    <meta:editing-cycles>1</meta:editing-cycles>
    <meta:document-statistic meta:table-count="3" meta:cell-count="1516" meta:object-count="0"/>
    <meta:user-defined meta:name="AppVersion">15.0300</meta:user-defined>
    <meta:user-defined meta:name="Company">电科36</meta:user-defined>
    <meta:user-defined meta:name="ICV">C3EBB007DA6049719B4C39ADFEF0C98B</meta:user-defined>
    <meta:user-defined meta:name="KSOProductBuildVer">2052-11.1.0.10356</meta:user-defined>
  </office:meta>
</office:document-meta>
</file>